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73.73mm"/>
    </style:style>
    <style:style style:name="co3" style:family="table-column">
      <style:table-column-properties fo:break-before="auto" style:column-width="22.4mm"/>
    </style:style>
    <style:style style:name="co4" style:family="table-column">
      <style:table-column-properties fo:break-before="auto" style:column-width="22.65mm"/>
    </style:style>
    <style:style style:name="co5" style:family="table-column">
      <style:table-column-properties fo:break-before="auto" style:column-width="26.14mm"/>
    </style:style>
    <style:style style:name="co6" style:family="table-column">
      <style:table-column-properties fo:break-before="auto" style:column-width="25.89mm"/>
    </style:style>
    <style:style style:name="co7" style:family="table-column">
      <style:table-column-properties fo:break-before="auto" style:column-width="21.91mm"/>
    </style:style>
    <style:style style:name="co8" style:family="table-column">
      <style:table-column-properties fo:break-before="auto" style:column-width="33.37mm"/>
    </style:style>
    <style:style style:name="co9" style:family="table-column">
      <style:table-column-properties fo:break-before="auto" style:column-width="17.67mm"/>
    </style:style>
    <style:style style:name="ro1" style:family="table-row">
      <style:table-row-properties style:row-height="10.39mm" fo:break-before="auto" style:use-optimal-row-height="false"/>
    </style:style>
    <style:style style:name="ro2" style:family="table-row">
      <style:table-row-properties style:row-height="8.68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15.68mm" fo:break-before="auto" style:use-optimal-row-height="false"/>
    </style:style>
    <style:style style:name="ro5" style:family="table-row">
      <style:table-row-properties style:row-height="13.76mm" fo:break-before="auto" style:use-optimal-row-height="false"/>
    </style:style>
    <style:style style:name="ro6" style:family="table-row">
      <style:table-row-properties style:row-height="16.14mm" fo:break-before="auto" style:use-optimal-row-height="false"/>
    </style:style>
    <style:style style:name="ro7" style:family="table-row">
      <style:table-row-properties style:row-height="20.9mm" fo:break-before="auto" style:use-optimal-row-height="false"/>
    </style:style>
    <style:style style:name="ro8" style:family="table-row">
      <style:table-row-properties style:row-height="12.17mm" fo:break-before="auto" style:use-optimal-row-height="false"/>
    </style:style>
    <style:style style:name="ro9" style:family="table-row">
      <style:table-row-properties style:row-height="15.88mm" fo:break-before="auto" style:use-optimal-row-height="false"/>
    </style:style>
    <style:style style:name="ro10" style:family="table-row">
      <style:table-row-properties style:row-height="23.28mm" fo:break-before="auto" style:use-optimal-row-height="false"/>
    </style:style>
    <style:style style:name="ro11" style:family="table-row">
      <style:table-row-properties style:row-height="30.43mm" fo:break-before="auto" style:use-optimal-row-height="false"/>
    </style:style>
    <style:style style:name="ro12" style:family="table-row">
      <style:table-row-properties style:row-height="18.79mm" fo:break-before="auto" style:use-optimal-row-height="false"/>
    </style:style>
    <style:style style:name="ro13" style:family="table-row">
      <style:table-row-properties style:row-height="24.34mm" fo:break-before="auto" style:use-optimal-row-height="false"/>
    </style:style>
    <style:style style:name="ro14" style:family="table-row">
      <style:table-row-properties style:row-height="18.52mm" fo:break-before="auto" style:use-optimal-row-height="false"/>
    </style:style>
    <style:style style:name="ro15" style:family="table-row">
      <style:table-row-properties style:row-height="17.46mm" fo:break-before="auto" style:use-optimal-row-height="false"/>
    </style:style>
    <style:style style:name="ro16" style:family="table-row">
      <style:table-row-properties style:row-height="17.99mm" fo:break-before="auto" style:use-optimal-row-height="false"/>
    </style:style>
    <style:style style:name="ro17" style:family="table-row">
      <style:table-row-properties style:row-height="23.55mm" fo:break-before="auto" style:use-optimal-row-height="false"/>
    </style:style>
    <style:style style:name="ro18" style:family="table-row">
      <style:table-row-properties style:row-height="14.82mm" fo:break-before="auto" style:use-optimal-row-height="false"/>
    </style:style>
    <style:style style:name="ro19" style:family="table-row">
      <style:table-row-properties style:row-height="8.27mm" fo:break-before="auto" style:use-optimal-row-height="false"/>
    </style:style>
    <style:style style:name="ro20" style:family="table-row">
      <style:table-row-properties style:row-height="5.82mm" fo:break-before="auto" style:use-optimal-row-height="false"/>
    </style:style>
    <style:style style:name="ro21" style:family="table-row">
      <style:table-row-properties style:row-height="6.88mm" fo:break-before="auto" style:use-optimal-row-height="false"/>
    </style:style>
    <style:style style:name="ta1" style:family="table" style:master-page-name="PageStyle_5f_104.12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Excel_5f_BuiltIn_5f_Comma" style:data-style-name="N16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Excel_5f_BuiltIn_5f_Comma" style:data-style-name="N16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9966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一般_5f_95考核表-1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solid" style:text-underline-width="auto" style:text-underline-color="font-color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95考核表-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Excel_5f_BuiltIn_5f_Comma" style:data-style-name="N16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lr-tb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lr-tb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95考核表-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" style:data-style-name="N16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" style:data-style-name="N16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9966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" style:data-style-name="N16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5f_BuiltIn_5f_Comma" style:data-style-name="N16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9966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9966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use-regular-expressions="false" table:use-wildcards="true"/>
      <table:table table:name="104.12" table:style-name="ta1" table:print-ranges="'104.12'.A1:'104.12'.I108">
        <office:forms form:automatic-focus="false" form:apply-design-mode="false"/>
        <table:table-column table:style-name="co1" table:default-cell-style-name="ce15"/>
        <table:table-column table:style-name="co2" table:default-cell-style-name="ce24"/>
        <table:table-column table:style-name="co1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8" table:default-cell-style-name="ce24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基隆市政府104年度對議員所提地方建設建議事項處理明細表</text:p>
          </table:table-cell>
          <table:covered-table-cell table:number-columns-repeated="8" table:style-name="ce16"/>
          <table:table-cell table:number-columns-repeated="1015"/>
        </table:table-row>
        <table:table-row table:style-name="ro2">
          <table:table-cell table:style-name="ce1" office:value-type="string" calcext:value-type="string" table:number-columns-spanned="9" table:number-rows-spanned="1">
            <text:p>至104年12月止</text:p>
          </table:table-cell>
          <table:covered-table-cell table:number-columns-repeated="8" table:style-name="ce16"/>
          <table:table-cell table:number-columns-repeated="1015"/>
        </table:table-row>
        <table:table-row table:style-name="ro2">
          <table:table-cell table:style-name="ce2" office:value-type="string" calcext:value-type="string">
            <text:p>表4</text:p>
          </table:table-cell>
          <table:table-cell table:style-name="ce17" office:value-type="string" calcext:value-type="string" table:number-columns-spanned="7" table:number-rows-spanned="1">
            <text:p>(本表為半年報)</text:p>
          </table:table-cell>
          <table:covered-table-cell table:number-columns-repeated="6" table:style-name="ce25"/>
          <table:table-cell table:style-name="ce36" office:value-type="string" calcext:value-type="string">
            <text:p>單位：千元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2">
            <text:p>議員姓名</text:p>
          </table:table-cell>
          <table:table-cell table:style-name="ce18" office:value-type="string" calcext:value-type="string" table:number-columns-spanned="1" table:number-rows-spanned="2">
            <text:p>建議項目</text:p>
          </table:table-cell>
          <table:table-cell table:style-name="ce18" office:value-type="string" calcext:value-type="string" table:number-columns-spanned="1" table:number-rows-spanned="2">
            <text:p>建議地點</text:p>
          </table:table-cell>
          <table:table-cell table:style-name="ce18" office:value-type="string" calcext:value-type="string" table:number-columns-spanned="1" table:number-rows-spanned="2">
            <text:p>建議金額</text:p>
          </table:table-cell>
          <table:table-cell table:style-name="ce18" office:value-type="string" calcext:value-type="string" table:number-columns-spanned="5" table:number-rows-spanned="1">
            <text:p>核定情形</text:p>
          </table:table-cell>
          <table:covered-table-cell table:number-columns-repeated="4" table:style-name="ce18"/>
          <table:table-cell table:number-columns-repeated="1015"/>
        </table:table-row>
        <table:table-row table:style-name="ro4">
          <table:covered-table-cell table:style-name="ce3"/>
          <table:covered-table-cell table:number-columns-repeated="3" table:style-name="ce18"/>
          <table:table-cell table:style-name="ce18" office:value-type="string" calcext:value-type="string">
            <text:p>核定金額</text:p>
          </table:table-cell>
          <table:table-cell table:style-name="ce18" office:value-type="string" calcext:value-type="string">
            <text:p>經費支用科目</text:p>
          </table:table-cell>
          <table:table-cell table:style-name="ce18" office:value-type="string" calcext:value-type="string">
            <text:p>主辦機關</text:p>
          </table:table-cell>
          <table:table-cell table:style-name="ce18" office:value-type="string" calcext:value-type="string">
            <text:p>招標方式</text:p>
          </table:table-cell>
          <table:table-cell table:style-name="ce18" office:value-type="string" calcext:value-type="string">
            <text:p>得標廠商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鄭林清良" calcext:value-type="string">
            <text:p><text:s/>鄭林清良 </text:p>
          </table:table-cell>
          <table:table-cell table:style-name="ce19" office:value-type="string" office:string-value="長樂國小「行政大樓教學環境整修工程」" calcext:value-type="string">
            <text:p><text:s/>長樂國小「行政大樓教學環境整修工程」 </text:p>
          </table:table-cell>
          <table:table-cell table:style-name="ce5" office:value-type="string" calcext:value-type="string">
            <text:p>安樂區</text:p>
          </table:table-cell>
          <table:table-cell table:style-name="ce4" office:value-type="float" office:value="385" calcext:value-type="float">
            <text:p><text:s/>385 </text:p>
          </table:table-cell>
          <table:table-cell table:style-name="ce4" office:value-type="float" office:value="285" calcext:value-type="float">
            <text:p><text:s/>285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7" office:value-type="string" calcext:value-type="string">
            <text:p>旺達土木包工業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鄭林清良</text:p>
            <text:p>、張芳麗</text:p>
          </table:table-cell>
          <table:table-cell table:style-name="ce19" office:value-type="string" office:string-value="明徳國中「班級置物櫃採購」" calcext:value-type="string">
            <text:p><text:s/>明徳國中「班級置物櫃採購」 </text:p>
          </table:table-cell>
          <table:table-cell table:style-name="ce5" office:value-type="string" calcext:value-type="string">
            <text:p>七堵區</text:p>
          </table:table-cell>
          <table:table-cell table:number-columns-repeated="2" table:style-name="ce4" office:value-type="float" office:value="980" calcext:value-type="float">
            <text:p><text:s/>98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7" office:value-type="string" office:string-value="喜美工業股份有限公司" calcext:value-type="string">
            <text:p><text:s/>喜美工業股份有限公司 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蔡旺璉" calcext:value-type="string">
            <text:p><text:s/>蔡旺璉 </text:p>
          </table:table-cell>
          <table:table-cell table:style-name="ce19" office:value-type="string" office:string-value="堵南國小「不鏽鋼水溝工程」" calcext:value-type="string">
            <text:p><text:s/>堵南國小「不鏽鋼水溝工程」 </text:p>
          </table:table-cell>
          <table:table-cell table:style-name="ce5" office:value-type="string" calcext:value-type="string">
            <text:p>七堵區</text:p>
          </table:table-cell>
          <table:table-cell table:number-columns-repeated="2" table:style-name="ce4" office:value-type="float" office:value="96" calcext:value-type="float">
            <text:p><text:s/>96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7" office:value-type="string" office:string-value="創宇土木包工業有限公司" calcext:value-type="string">
            <text:p><text:s/>創宇土木包工業有限公司 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連恩典" calcext:value-type="string">
            <text:p><text:s/>連恩典 </text:p>
          </table:table-cell>
          <table:table-cell table:style-name="ce19" office:value-type="string" office:string-value="基隆市警察局「第三分局暖暖派出所修繕機車棚及新建遮雨棚工程」" calcext:value-type="string">
            <text:p><text:s/>基隆市警察局「第三分局暖暖派出所修繕機車棚及新建遮雨棚工程」 </text:p>
          </table:table-cell>
          <table:table-cell table:style-name="ce5" office:value-type="string" calcext:value-type="string">
            <text:p>暖暖區</text:p>
          </table:table-cell>
          <table:table-cell table:number-columns-repeated="2" table:style-name="ce4" office:value-type="float" office:value="95" calcext:value-type="float">
            <text:p><text:s/>95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基隆市警察局" calcext:value-type="string">
            <text:p><text:s/>基隆市警察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7" office:value-type="string" office:string-value="永晟工程行" calcext:value-type="string">
            <text:p><text:s/>永晟工程行 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莊錦田" calcext:value-type="string">
            <text:p><text:s/>莊錦田 </text:p>
          </table:table-cell>
          <table:table-cell table:style-name="ce19" office:value-type="string" office:string-value="月眉國小「改善教學環境設備採購」" calcext:value-type="string">
            <text:p><text:s/>月眉國小「改善教學環境設備採購」 </text:p>
          </table:table-cell>
          <table:table-cell table:style-name="ce4" office:value-type="string" office:string-value="信義區" calcext:value-type="string">
            <text:p><text:s/>信義區 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23" calcext:value-type="float">
            <text:p>23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8" office:value-type="string" office:string-value="蘇氏資訊有限公司" calcext:value-type="string">
            <text:p><text:s/>蘇氏資訊有限公司 </text:p>
          </table:table-cell>
          <table:table-cell table:style-name="ce35" table:number-columns-repeated="1015"/>
        </table:table-row>
        <table:table-row table:style-name="ro5">
          <table:table-cell table:style-name="ce5" office:value-type="string" calcext:value-type="string">
            <text:p>韓良圻</text:p>
          </table:table-cell>
          <table:table-cell table:style-name="ce19" office:value-type="string" office:string-value="中山高中「低音號設備」" calcext:value-type="string">
            <text:p><text:s/>中山高中「低音號設備」 </text:p>
          </table:table-cell>
          <table:table-cell table:style-name="ce4" office:value-type="string" office:string-value="中山區" calcext:value-type="string">
            <text:p><text:s/>中山區 </text:p>
          </table:table-cell>
          <table:table-cell table:style-name="ce4" office:value-type="float" office:value="99" calcext:value-type="float">
            <text:p><text:s/>99 </text:p>
          </table:table-cell>
          <table:table-cell table:style-name="ce4" office:value-type="float" office:value="98" calcext:value-type="float">
            <text:p><text:s/>98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宸緯樂器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鄭林清良</text:p>
          </table:table-cell>
          <table:table-cell table:style-name="ce19" office:value-type="string" office:string-value="長樂國小「行政大樓教學環境整修工程」" calcext:value-type="string">
            <text:p><text:s/>長樂國小「行政大樓教學環境整修工程」 </text:p>
          </table:table-cell>
          <table:table-cell table:style-name="ce4" office:value-type="string" office:string-value="安樂區" calcext:value-type="string">
            <text:p><text:s/>安樂區 </text:p>
          </table:table-cell>
          <table:table-cell table:style-name="ce4" office:value-type="float" office:value="850" calcext:value-type="float">
            <text:p><text:s/>850 </text:p>
          </table:table-cell>
          <table:table-cell table:style-name="ce4" office:value-type="float" office:value="285" calcext:value-type="float">
            <text:p><text:s/>285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7" office:value-type="string" calcext:value-type="string">
            <text:p>旺達土木包工業 <text:s text:c="45"/>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俞叁發</text:p>
          </table:table-cell>
          <table:table-cell table:style-name="ce19" office:value-type="string" office:string-value="安樂區公所「五福里購置皮沙發組、茶几、辦公桌椅、書櫃等設備」" calcext:value-type="string">
            <text:p><text:s/>安樂區公所「五福里購置皮沙發組、茶几、辦公桌椅、書櫃等設備」 </text:p>
          </table:table-cell>
          <table:table-cell table:style-name="ce4" office:value-type="string" office:string-value="安樂區" calcext:value-type="string">
            <text:p><text:s/>安樂區 </text:p>
          </table:table-cell>
          <table:table-cell table:number-columns-repeated="2" table:style-name="ce4" office:value-type="float" office:value="97" calcext:value-type="float">
            <text:p><text:s/>97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安樂區公所" calcext:value-type="string">
            <text:p><text:s/>安樂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7" office:value-type="string" office:string-value="聯華傢俱行" calcext:value-type="string">
            <text:p><text:s/>聯華傢俱行 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連恩典" calcext:value-type="string">
            <text:p><text:s/>連恩典 </text:p>
          </table:table-cell>
          <table:table-cell table:style-name="ce7" office:value-type="string" office:string-value="暖暖區公所「碇安里辦公處購置電子字幕機設備」" calcext:value-type="string">
            <text:p><text:s/>暖暖區公所「碇安里辦公處購置電子字幕機設備」 </text:p>
          </table:table-cell>
          <table:table-cell table:style-name="ce4" office:value-type="string" office:string-value="暖暖區" calcext:value-type="string">
            <text:p><text:s/>暖暖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98" calcext:value-type="float">
            <text:p><text:s/>98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暖暖區公所" calcext:value-type="string">
            <text:p><text:s/>暖暖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桂冠開發百貨有限公司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張漢土" calcext:value-type="string">
            <text:p><text:s/>張漢土 </text:p>
          </table:table-cell>
          <table:table-cell table:style-name="ce19" office:value-type="string" office:string-value="月眉國小「改善階梯教室視訊及音響設備」" calcext:value-type="string">
            <text:p><text:s/>月眉國小「改善階梯教室視訊及音響設備」 </text:p>
          </table:table-cell>
          <table:table-cell table:style-name="ce4" office:value-type="string" office:string-value="信義區" calcext:value-type="string">
            <text:p><text:s/>信義區 </text:p>
          </table:table-cell>
          <table:table-cell table:style-name="ce29" office:value-type="float" office:value="499" calcext:value-type="float">
            <text:p>499</text:p>
          </table:table-cell>
          <table:table-cell table:style-name="ce29" office:value-type="float" office:value="484" calcext:value-type="float">
            <text:p>484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8" office:value-type="string" office:string-value="豐雅數位有限公司" calcext:value-type="string">
            <text:p><text:s/>豐雅數位有限公司 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蔡適應" calcext:value-type="string">
            <text:p><text:s/>蔡適應 </text:p>
          </table:table-cell>
          <table:table-cell table:style-name="ce19" office:value-type="string" office:string-value="月眉國小「前庭地面整修工程」" calcext:value-type="string">
            <text:p><text:s/>月眉國小「前庭地面整修工程」 </text:p>
          </table:table-cell>
          <table:table-cell table:style-name="ce4" office:value-type="string" office:string-value="信義區" calcext:value-type="string">
            <text:p><text:s/>信義區 </text:p>
          </table:table-cell>
          <table:table-cell table:number-columns-repeated="2" table:style-name="ce29" office:value-type="float" office:value="80" calcext:value-type="float">
            <text:p>80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亮宇室內裝修工程有限公司</text:p>
          </table:table-cell>
          <table:table-cell table:number-columns-repeated="1015"/>
        </table:table-row>
        <table:table-row table:style-name="ro6">
          <table:table-cell table:style-name="ce4" office:value-type="string" office:string-value="蔡旺璉" calcext:value-type="string">
            <text:p><text:s/>蔡旺璉 </text:p>
          </table:table-cell>
          <table:table-cell table:style-name="ce19" office:value-type="string" office:string-value="七堵區公所「友一里購置公文櫃辦公桌椅等設備」" calcext:value-type="string">
            <text:p><text:s/>七堵區公所「友一里購置公文櫃辦公桌椅等設備」 </text:p>
          </table:table-cell>
          <table:table-cell table:style-name="ce5" office:value-type="string" calcext:value-type="string">
            <text:p>七堵區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97" calcext:value-type="float">
            <text:p><text:s/>97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七堵區公所" calcext:value-type="string">
            <text:p><text:s/>七堵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大方傢俱行、立一資訊科技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韓良圻</text:p>
          </table:table-cell>
          <table:table-cell table:style-name="ce19" office:value-type="string" office:string-value="基隆市警察局「第二分局東光派出所辦公設備採購」" calcext:value-type="string">
            <text:p><text:s/>基隆市警察局「第二分局東光派出所辦公設備採購」 </text:p>
          </table:table-cell>
          <table:table-cell table:style-name="ce4" office:value-type="string" office:string-value="信義區" calcext:value-type="string">
            <text:p><text:s/>信義區 </text:p>
          </table:table-cell>
          <table:table-cell table:number-columns-repeated="2" table:style-name="ce29" office:value-type="float" office:value="96" calcext:value-type="float">
            <text:p>96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基隆市警察局" calcext:value-type="string">
            <text:p><text:s/>基隆市警察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萬虹通訊有限公司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徐莉莉" calcext:value-type="string">
            <text:p><text:s/>徐莉莉 </text:p>
          </table:table-cell>
          <table:table-cell table:style-name="ce19" office:value-type="string" office:string-value="中正區公所「社寮里辦公處購置廣播系統設備」" calcext:value-type="string">
            <text:p><text:s/>中正區公所「社寮里辦公處購置廣播系統設備」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93" calcext:value-type="float">
            <text:p>93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中正區公所" calcext:value-type="string">
            <text:p><text:s/>中正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立一資訊科技有限公司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秦鉦" calcext:value-type="string">
            <text:p><text:s/>秦鉦 </text:p>
          </table:table-cell>
          <table:table-cell table:style-name="ce19" office:value-type="string" office:string-value="建德國小「104年度辦公設備更新」" calcext:value-type="string">
            <text:p><text:s/>建德國小「104年度辦公設備更新」 </text:p>
          </table:table-cell>
          <table:table-cell table:style-name="ce4" office:value-type="string" office:string-value="安樂區" calcext:value-type="string">
            <text:p><text:s/>安樂區 </text:p>
          </table:table-cell>
          <table:table-cell table:number-columns-repeated="2" table:style-name="ce29" office:value-type="float" office:value="93" calcext:value-type="float">
            <text:p>93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泰安傢俱有限公司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游祥耀" calcext:value-type="string">
            <text:p><text:s/>游祥耀 </text:p>
          </table:table-cell>
          <table:table-cell table:style-name="ce19" office:value-type="string" office:string-value="仁愛區曲水里南榮路64巷路面、水溝等整建工程" calcext:value-type="string">
            <text:p><text:s/>仁愛區曲水里南榮路64巷路面、水溝等整建工程 </text:p>
          </table:table-cell>
          <table:table-cell table:style-name="ce4" office:value-type="string" office:string-value="仁愛區" calcext:value-type="string">
            <text:p><text:s/>仁愛區 </text:p>
          </table:table-cell>
          <table:table-cell table:style-name="ce29" office:value-type="float" office:value="916" calcext:value-type="float">
            <text:p>916</text:p>
          </table:table-cell>
          <table:table-cell table:style-name="ce29" office:value-type="float" office:value="770" calcext:value-type="float">
            <text:p>770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民政處" calcext:value-type="string">
            <text:p><text:s/>民政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7" office:value-type="string" calcext:value-type="string">
            <text:p>惠春土木包工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韓良圻</text:p>
          </table:table-cell>
          <table:table-cell table:style-name="ce19" office:value-type="string" office:string-value="暖江國小「校園監視系統修繕」" calcext:value-type="string">
            <text:p><text:s/>暖江國小「校園監視系統修繕」 </text:p>
          </table:table-cell>
          <table:table-cell table:style-name="ce4" office:value-type="string" office:string-value="暖暖區" calcext:value-type="string">
            <text:p><text:s/>暖暖區 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94" calcext:value-type="float">
            <text:p>94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萬虹通訊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明建</text:p>
          </table:table-cell>
          <table:table-cell table:style-name="ce19" office:value-type="string" office:string-value="暖江國小「校舍牆面整修工程」" calcext:value-type="string">
            <text:p><text:s/>暖江國小「校舍牆面整修工程」 </text:p>
          </table:table-cell>
          <table:table-cell table:style-name="ce4" office:value-type="string" office:string-value="暖暖區" calcext:value-type="string">
            <text:p><text:s/>暖暖區 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87" calcext:value-type="float">
            <text:p>87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7" office:value-type="string" office:string-value="隆圻工程有限公司" calcext:value-type="string">
            <text:p><text:s/>隆圻工程有限公司 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莊榮欽" calcext:value-type="string">
            <text:p><text:s/>莊榮欽 </text:p>
          </table:table-cell>
          <table:table-cell table:style-name="ce19" office:value-type="string" office:string-value="仁愛國小「活動中心二樓活動地板整修」" calcext:value-type="string">
            <text:p><text:s/>仁愛國小「活動中心二樓活動地板整修」 </text:p>
          </table:table-cell>
          <table:table-cell table:style-name="ce4" office:value-type="string" office:string-value="仁愛區" calcext:value-type="string">
            <text:p><text:s/>仁愛區 </text:p>
          </table:table-cell>
          <table:table-cell table:number-columns-repeated="2" table:style-name="ce29" office:value-type="float" office:value="69" calcext:value-type="float">
            <text:p>69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雨申工程有限公司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徐莉莉" calcext:value-type="string">
            <text:p><text:s/>徐莉莉 </text:p>
          </table:table-cell>
          <table:table-cell table:style-name="ce19" office:value-type="string" office:string-value="中正區公所「海濱里民活動中心購置氣冷式箱型冷氣機設備」" calcext:value-type="string">
            <text:p><text:s/>中正區公所「海濱里民活動中心購置氣冷式箱型冷氣機設備」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159" calcext:value-type="float">
            <text:p>159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中正區公所" calcext:value-type="string">
            <text:p><text:s/>中正區公所 </text:p>
          </table:table-cell>
          <table:table-cell table:style-name="ce4" office:value-type="string" office:string-value="共同供應契約" calcext:value-type="string">
            <text:p><text:s/>共同供應契約 </text:p>
          </table:table-cell>
          <table:table-cell table:style-name="ce37" office:value-type="string" calcext:value-type="string">
            <text:p>皇儒貴有限公司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徐莉莉" calcext:value-type="string">
            <text:p><text:s/>徐莉莉 </text:p>
          </table:table-cell>
          <table:table-cell table:style-name="ce19" office:value-type="string" office:string-value="中正區公所「德義里民活動中心購置飲水機設備」" calcext:value-type="string">
            <text:p><text:s/>中正區公所「德義里民活動中心購置飲水機設備」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number-columns-repeated="2" table:style-name="ce29" office:value-type="float" office:value="35" calcext:value-type="float">
            <text:p>35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中正區公所" calcext:value-type="string">
            <text:p><text:s/>中正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保林資訊有限公司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呂美玲" calcext:value-type="string">
            <text:p><text:s/>呂美玲 </text:p>
          </table:table-cell>
          <table:table-cell table:style-name="ce19" office:value-type="string" office:string-value="中正區公所「中正里辦公處購置字幕機設備」" calcext:value-type="string">
            <text:p><text:s/>中正區公所「中正里辦公處購置字幕機設備」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88" calcext:value-type="float">
            <text:p><text:s/>88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中正區公所" calcext:value-type="string">
            <text:p><text:s/>中正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立波多媒體工程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藍敏煌</text:p>
          </table:table-cell>
          <table:table-cell table:style-name="ce19" office:value-type="string" office:string-value="中正區公所「社寮里辦公處購置辦公桌椅櫃、電腦、電視等設備」" calcext:value-type="string">
            <text:p><text:s/>中正區公所「社寮里辦公處購置辦公桌椅櫃、電腦、電視等設備」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99" calcext:value-type="float">
            <text:p><text:s/>99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中正區公所" calcext:value-type="string">
            <text:p><text:s/>中正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明音電器行、名揚傢俱沙發行、成鈦企業行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秦鉦" calcext:value-type="string">
            <text:p><text:s/>秦鉦 </text:p>
          </table:table-cell>
          <table:table-cell table:style-name="ce19" office:value-type="string" office:string-value="基隆市警察局「第四分局停車場出入口增設柵欄機等工程」" calcext:value-type="string">
            <text:p><text:s/>基隆市警察局「第四分局停車場出入口增設柵欄機等工程」 </text:p>
          </table:table-cell>
          <table:table-cell table:style-name="ce4" office:value-type="string" office:string-value="安樂區" calcext:value-type="string">
            <text:p><text:s/>安樂區 </text:p>
          </table:table-cell>
          <table:table-cell table:number-columns-repeated="2" table:style-name="ce30" office:value-type="float" office:value="99" calcext:value-type="float">
            <text:p><text:s/>99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34" office:value-type="string" office:string-value="基隆市警察局" calcext:value-type="string">
            <text:p><text:s/>基隆市警察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泊安機械股份有限公司</text:p>
          </table:table-cell>
          <table:table-cell table:number-columns-repeated="1015"/>
        </table:table-row>
        <table:table-row table:style-name="ro8">
          <table:table-cell table:style-name="ce4" office:value-type="string" office:string-value="連恩典" calcext:value-type="string">
            <text:p><text:s/>連恩典 </text:p>
          </table:table-cell>
          <table:table-cell table:style-name="ce19" office:value-type="string" office:string-value="暖暖國小「百花園鐵皮圍籬整修工程」" calcext:value-type="string">
            <text:p><text:s/>暖暖國小「百花園鐵皮圍籬整修工程」 </text:p>
          </table:table-cell>
          <table:table-cell table:style-name="ce4" office:value-type="string" office:string-value="暖暖區" calcext:value-type="string">
            <text:p><text:s/>暖暖區 </text:p>
          </table:table-cell>
          <table:table-cell table:style-name="ce30" office:value-type="float" office:value="97" calcext:value-type="float">
            <text:p><text:s/>97 </text:p>
          </table:table-cell>
          <table:table-cell table:style-name="ce29" office:value-type="float" office:value="97" calcext:value-type="float">
            <text:p>97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隆成土木包工業</text:p>
          </table:table-cell>
          <table:table-cell table:number-columns-repeated="1015"/>
        </table:table-row>
        <table:table-row table:style-name="ro9">
          <table:table-cell table:style-name="ce4" office:value-type="string" office:string-value="徐莉莉" calcext:value-type="string">
            <text:p><text:s/>徐莉莉 </text:p>
          </table:table-cell>
          <table:table-cell table:style-name="ce19" office:value-type="string" office:string-value="中正區公所「碧砂里民活動中心購置電視機設備」" calcext:value-type="string">
            <text:p><text:s/>中正區公所「碧砂里民活動中心購置電視機設備」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25" calcext:value-type="float">
            <text:p>25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中正區公所" calcext:value-type="string">
            <text:p><text:s/>中正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大方傢俱行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楊秀玉</text:p>
          </table:table-cell>
          <table:table-cell table:style-name="ce19" office:value-type="string" office:string-value="七堵區公所「正光里裝設里內電子字幕機設備」" calcext:value-type="string">
            <text:p><text:s/>七堵區公所「正光里裝設里內電子字幕機設備」 </text:p>
          </table:table-cell>
          <table:table-cell table:style-name="ce5" office:value-type="string" calcext:value-type="string">
            <text:p>七堵區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98" calcext:value-type="float">
            <text:p><text:s/>98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七堵區公所" calcext:value-type="string">
            <text:p><text:s/>七堵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保林資訊有限公司</text:p>
          </table:table-cell>
          <table:table-cell table:number-columns-repeated="1015"/>
        </table:table-row>
        <table:table-row table:style-name="ro10">
          <table:table-cell table:style-name="ce4" office:value-type="string" calcext:value-type="string">
            <text:p>陳明建、</text:p>
            <text:p>徐莉莉、</text:p>
            <text:p>蔡適應、</text:p>
            <text:p>曾紀嚴</text:p>
          </table:table-cell>
          <table:table-cell table:style-name="ce19" office:value-type="string" office:string-value="八斗國小「改善會議室視聽設備系統暨校園數位即時資訊公佈欄設備採購」" calcext:value-type="string">
            <text:p><text:s/>八斗國小「改善會議室視聽設備系統暨校園數位即時資訊公佈欄設備採購」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4" office:value-type="float" office:value="1964" calcext:value-type="float">
            <text:p><text:s/>1,964 </text:p>
          </table:table-cell>
          <table:table-cell table:style-name="ce4" office:value-type="float" office:value="1870" calcext:value-type="float">
            <text:p><text:s/>1,87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7" office:value-type="string" calcext:value-type="string">
            <text:p>豐雅數位有限公司</text:p>
          </table:table-cell>
          <table:table-cell table:number-columns-repeated="1015"/>
        </table:table-row>
        <table:table-row table:style-name="ro9">
          <table:table-cell table:style-name="ce4" office:value-type="string" office:string-value="洪森永" calcext:value-type="string">
            <text:p><text:s/>洪森永 </text:p>
          </table:table-cell>
          <table:table-cell table:style-name="ce19" office:value-type="string" office:string-value="武崙國小「數位多媒體廣播資訊系統設備」" calcext:value-type="string">
            <text:p><text:s/>武崙國小「數位多媒體廣播資訊系統設備」 </text:p>
          </table:table-cell>
          <table:table-cell table:style-name="ce4" office:value-type="string" office:string-value="安樂區" calcext:value-type="string">
            <text:p><text:s/>安樂區 </text:p>
          </table:table-cell>
          <table:table-cell table:style-name="ce4" office:value-type="float" office:value="998" calcext:value-type="float">
            <text:p><text:s/>998 </text:p>
          </table:table-cell>
          <table:table-cell table:style-name="ce4" office:value-type="float" office:value="959" calcext:value-type="float">
            <text:p><text:s/>959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7" office:value-type="string" calcext:value-type="string">
            <text:p>豐雅數位有限公司</text:p>
          </table:table-cell>
          <table:table-cell table:number-columns-repeated="1015"/>
        </table:table-row>
        <table:table-row table:style-name="ro9">
          <table:table-cell table:style-name="ce4" office:value-type="string" office:string-value="徐莉莉" calcext:value-type="string">
            <text:p><text:s/>徐莉莉 </text:p>
          </table:table-cell>
          <table:table-cell table:style-name="ce19" office:value-type="string" office:string-value="正濱國中「活動中心舞台布幕設備工程」" calcext:value-type="string">
            <text:p><text:s/>正濱國中「活動中心舞台布幕設備工程」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4" office:value-type="float" office:value="680" calcext:value-type="float">
            <text:p><text:s/>680 </text:p>
          </table:table-cell>
          <table:table-cell table:style-name="ce4" office:value-type="float" office:value="630" calcext:value-type="float">
            <text:p><text:s/>63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7" office:value-type="string" calcext:value-type="string">
            <text:p>俊達數位科技有限公司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徐莉莉" calcext:value-type="string">
            <text:p><text:s/>徐莉莉 </text:p>
          </table:table-cell>
          <table:table-cell table:style-name="ce19" office:value-type="string" office:string-value="中正區公所「新富里辦公處購置電視機飲水機等設備」" calcext:value-type="string">
            <text:p><text:s/>中正區公所「新富里辦公處購置電視機飲水機等設備」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99" calcext:value-type="float">
            <text:p>99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中正區公所" calcext:value-type="string">
            <text:p><text:s/>中正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立一資訊科技有限公司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蔡旺璉" calcext:value-type="string">
            <text:p><text:s/>蔡旺璉 </text:p>
          </table:table-cell>
          <table:table-cell table:style-name="ce19" office:value-type="string" office:string-value="七堵區公所「百福里活動中心購置育樂活動用力波墊設備」" calcext:value-type="string">
            <text:p><text:s/>七堵區公所「百福里活動中心購置育樂活動用力波墊設備」 </text:p>
          </table:table-cell>
          <table:table-cell table:style-name="ce5" office:value-type="string" calcext:value-type="string">
            <text:p>七堵區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93" calcext:value-type="float">
            <text:p><text:s/>93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七堵區公所" calcext:value-type="string">
            <text:p><text:s/>七堵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仁全企業工程行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陳明建</text:p>
          </table:table-cell>
          <table:table-cell table:style-name="ce19" office:value-type="string" office:string-value="暖江國小「電話主機設備採購」" calcext:value-type="string">
            <text:p><text:s/>暖江國小「電話主機設備採購」 </text:p>
          </table:table-cell>
          <table:table-cell table:style-name="ce4" office:value-type="string" office:string-value="暖暖區" calcext:value-type="string">
            <text:p><text:s/>暖暖區 </text:p>
          </table:table-cell>
          <table:table-cell table:style-name="ce4" office:value-type="float" office:value="89" calcext:value-type="float">
            <text:p><text:s/>89 </text:p>
          </table:table-cell>
          <table:table-cell table:style-name="ce4" office:value-type="float" office:value="87" calcext:value-type="float">
            <text:p><text:s/>87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永晴股份有限公司</text:p>
          </table:table-cell>
          <table:table-cell table:number-columns-repeated="1015"/>
        </table:table-row>
        <table:table-row table:style-name="ro9">
          <table:table-cell table:style-name="ce4" office:value-type="string" office:string-value="莊榮欽" calcext:value-type="string">
            <text:p><text:s/>莊榮欽 </text:p>
          </table:table-cell>
          <table:table-cell table:style-name="ce19" office:value-type="string" office:string-value="信義國小「折合椅放置推車」" calcext:value-type="string">
            <text:p><text:s/>信義國小「折合椅放置推車」 </text:p>
          </table:table-cell>
          <table:table-cell table:style-name="ce4" office:value-type="string" office:string-value="仁愛區" calcext:value-type="string">
            <text:p><text:s/>仁愛區 </text:p>
          </table:table-cell>
          <table:table-cell table:number-columns-repeated="2" table:style-name="ce29" office:value-type="float" office:value="88" calcext:value-type="float">
            <text:p>88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四維企業社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蔡適應、</text:p>
            <text:p>徐莉莉</text:p>
          </table:table-cell>
          <table:table-cell table:style-name="ce19" office:value-type="string" office:string-value="中正區公所「正砂里民活動中心空間改善工程」" calcext:value-type="string">
            <text:p><text:s/>中正區公所「正砂里民活動中心空間改善工程」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30" office:value-type="float" office:value="2415" calcext:value-type="float">
            <text:p><text:s/>2,415 </text:p>
          </table:table-cell>
          <table:table-cell table:style-name="ce30" office:value-type="float" office:value="2045" calcext:value-type="float">
            <text:p><text:s/>2,045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中正區公所" calcext:value-type="string">
            <text:p><text:s/>中正區公所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7" office:value-type="string" calcext:value-type="string">
            <text:p>碇玖營造有限公司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蘇仁和</text:p>
          </table:table-cell>
          <table:table-cell table:style-name="ce19" office:value-type="string" office:string-value="七堵區公所「正光里活動中心購置桌球台設備」" calcext:value-type="string">
            <text:p><text:s/>七堵區公所「正光里活動中心購置桌球台設備」 </text:p>
          </table:table-cell>
          <table:table-cell table:style-name="ce5" office:value-type="string" calcext:value-type="string">
            <text:p>七堵區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63" calcext:value-type="float">
            <text:p><text:s/>63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七堵區公所" calcext:value-type="string">
            <text:p><text:s/>七堵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泰樺實業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藍敏煌</text:p>
          </table:table-cell>
          <table:table-cell table:style-name="ce19" office:value-type="string" office:string-value="中正區公所「中濱里辦公處購置電子字幕機設備」" calcext:value-type="string">
            <text:p><text:s/>中正區公所「中濱里辦公處購置電子字幕機設備」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91" calcext:value-type="float">
            <text:p><text:s/>91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中正區公所" calcext:value-type="string">
            <text:p><text:s/>中正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飛躍國際傳播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藍敏煌</text:p>
          </table:table-cell>
          <table:table-cell table:style-name="ce19" office:value-type="string" office:string-value="中正區公所「新富里活動中心購置辦公家具桌椅等設備」" calcext:value-type="string">
            <text:p><text:s/>中正區公所「新富里活動中心購置辦公家具桌椅等設備」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99" calcext:value-type="float">
            <text:p><text:s/>99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中正區公所" calcext:value-type="string">
            <text:p><text:s/>中正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明亞傢俱裝璜行</text:p>
          </table:table-cell>
          <table:table-cell table:number-columns-repeated="1015"/>
        </table:table-row>
        <table:table-row table:style-name="ro11">
          <table:table-cell table:style-name="ce5" office:value-type="string" calcext:value-type="string">
            <text:p>藍敏煌</text:p>
          </table:table-cell>
          <table:table-cell table:style-name="ce19" office:value-type="string" office:string-value="中正區公所「新豐里辦公處購置噴墨複合機、冷氣機、除濕機、投影機布幕等設備」" calcext:value-type="string">
            <text:p><text:s/>中正區公所「新豐里辦公處購置噴墨複合機、冷氣機、除濕機、投影機布幕等設備」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82" calcext:value-type="float">
            <text:p><text:s/>82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中正區公所" calcext:value-type="string">
            <text:p><text:s/>中正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立一資訊科技有限公司、益大家電事業有限公司、天瑞資訊有限公司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張芳麗</text:p>
          </table:table-cell>
          <table:table-cell table:style-name="ce19" office:value-type="string" office:string-value="仁愛區公所「水錦里辦公處購置彩色多功能機設備」" calcext:value-type="string">
            <text:p><text:s/>仁愛區公所「水錦里辦公處購置彩色多功能機設備」 </text:p>
          </table:table-cell>
          <table:table-cell table:style-name="ce4" office:value-type="string" office:string-value="仁愛區" calcext:value-type="string">
            <text:p><text:s/>仁愛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49" calcext:value-type="float">
            <text:p><text:s/>49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仁愛區公所" calcext:value-type="string">
            <text:p><text:s/>仁愛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大正行</text:p>
          </table:table-cell>
          <table:table-cell table:number-columns-repeated="1015"/>
        </table:table-row>
        <table:table-row table:style-name="ro12">
          <table:table-cell table:style-name="ce4" office:value-type="string" calcext:value-type="string">
            <text:p>洪森永、</text:p>
            <text:p>詹春陽、</text:p>
            <text:p>何淑萍</text:p>
          </table:table-cell>
          <table:table-cell table:style-name="ce19" office:value-type="string" office:string-value="明徳國中「特殊教育班及資源班教學設備採購」" calcext:value-type="string">
            <text:p><text:s/>明徳國中「特殊教育班及資源班教學設備採購」 </text:p>
          </table:table-cell>
          <table:table-cell table:style-name="ce5" office:value-type="string" calcext:value-type="string">
            <text:p>七堵區</text:p>
          </table:table-cell>
          <table:table-cell table:style-name="ce4" office:value-type="float" office:value="990" calcext:value-type="float">
            <text:p><text:s/>990 </text:p>
          </table:table-cell>
          <table:table-cell table:style-name="ce4" office:value-type="float" office:value="987" calcext:value-type="float">
            <text:p><text:s/>987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7" office:value-type="string" calcext:value-type="string">
            <text:p>成昊科技有限公司</text:p>
          </table:table-cell>
          <table:table-cell table:number-columns-repeated="1015"/>
        </table:table-row>
        <table:table-row table:style-name="ro9">
          <table:table-cell table:style-name="ce4" office:value-type="string" office:string-value="徐莉莉" calcext:value-type="string">
            <text:p><text:s/>徐莉莉 </text:p>
          </table:table-cell>
          <table:table-cell table:style-name="ce19" office:value-type="string" office:string-value="本市培德路12巷道路旁雜草砍除環境整理等工程" calcext:value-type="string">
            <text:p><text:s/>本市培德路12巷道路旁雜草砍除環境整理等工程 </text:p>
          </table:table-cell>
          <table:table-cell table:style-name="ce4" office:value-type="string" office:string-value="信義區" calcext:value-type="string">
            <text:p><text:s/>信義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96" calcext:value-type="float">
            <text:p><text:s/>96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民政處" calcext:value-type="string">
            <text:p><text:s/>民政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皇駒土木包工業</text:p>
          </table:table-cell>
          <table:table-cell table:number-columns-repeated="1015"/>
        </table:table-row>
        <table:table-row table:style-name="ro9">
          <table:table-cell table:style-name="ce4" office:value-type="string" office:string-value="施世明" calcext:value-type="string">
            <text:p><text:s/>施世明 </text:p>
          </table:table-cell>
          <table:table-cell table:style-name="ce19" office:value-type="string" office:string-value="中山區「文明路擋土牆牆面美化等工程」" calcext:value-type="string">
            <text:p><text:s/>中山區「文明路擋土牆牆面美化等工程」 </text:p>
          </table:table-cell>
          <table:table-cell table:style-name="ce4" office:value-type="string" office:string-value="中山區" calcext:value-type="string">
            <text:p><text:s/>中山區 </text:p>
          </table:table-cell>
          <table:table-cell table:style-name="ce4" office:value-type="float" office:value="2500" calcext:value-type="float">
            <text:p><text:s/>2,500 </text:p>
          </table:table-cell>
          <table:table-cell table:style-name="ce4" office:value-type="float" office:value="1972" calcext:value-type="float">
            <text:p><text:s/>1,972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民政處" calcext:value-type="string">
            <text:p><text:s/>民政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7" office:value-type="string" calcext:value-type="string">
            <text:p>展旭營造有限公司</text:p>
          </table:table-cell>
          <table:table-cell table:number-columns-repeated="1015"/>
        </table:table-row>
        <table:table-row table:style-name="ro9">
          <table:table-cell table:style-name="ce4" office:value-type="string" office:string-value="楊秀玉" calcext:value-type="string">
            <text:p><text:s/>楊秀玉 </text:p>
          </table:table-cell>
          <table:table-cell table:style-name="ce19" office:value-type="string" office:string-value="五堵國小「蘇迪勒颱風公共設施災害整建工程」" calcext:value-type="string">
            <text:p><text:s/>五堵國小「蘇迪勒颱風公共設施災害整建工程」 </text:p>
          </table:table-cell>
          <table:table-cell table:style-name="ce5" office:value-type="string" calcext:value-type="string">
            <text:p>七堵區</text:p>
          </table:table-cell>
          <table:table-cell table:style-name="ce4" office:value-type="float" office:value="319" calcext:value-type="float">
            <text:p><text:s/>319 </text:p>
          </table:table-cell>
          <table:table-cell table:style-name="ce4" office:value-type="float" office:value="316" calcext:value-type="float">
            <text:p><text:s/>316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7" office:value-type="string" calcext:value-type="string">
            <text:p>冠博營造有限公司 <text:s/></text:p>
          </table:table-cell>
          <table:table-cell table:number-columns-repeated="1015"/>
        </table:table-row>
        <table:table-row table:style-name="ro9">
          <table:table-cell table:style-name="ce4" office:value-type="string" office:string-value="楊秀玉" calcext:value-type="string">
            <text:p><text:s/>楊秀玉 </text:p>
          </table:table-cell>
          <table:table-cell table:style-name="ce19" office:value-type="string" office:string-value="五堵國小「校園樹木修剪工程」" calcext:value-type="string">
            <text:p><text:s/>五堵國小「校園樹木修剪工程」 </text:p>
          </table:table-cell>
          <table:table-cell table:style-name="ce5" office:value-type="string" calcext:value-type="string">
            <text:p>七堵區</text:p>
          </table:table-cell>
          <table:table-cell table:style-name="ce4" office:value-type="float" office:value="82" calcext:value-type="float">
            <text:p><text:s/>82 </text:p>
          </table:table-cell>
          <table:table-cell table:style-name="ce4" office:value-type="float" office:value="79" calcext:value-type="float">
            <text:p><text:s/>79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啟展工程有限公司</text:p>
          </table:table-cell>
          <table:table-cell table:number-columns-repeated="1015"/>
        </table:table-row>
        <table:table-row table:style-name="ro13">
          <table:table-cell table:style-name="ce7" office:value-type="string" office:string-value="施世明、張錦煌、蔡適應、楊石城、洪森永" calcext:value-type="string">
            <text:p><text:s/>施世明、張錦煌、蔡適應、楊石城、洪森永 </text:p>
          </table:table-cell>
          <table:table-cell table:style-name="ce19" office:value-type="string" office:string-value="堵南國小「104年校園廣播系統暨教學環境改善」" calcext:value-type="string">
            <text:p><text:s/>堵南國小「104年校園廣播系統暨教學環境改善」 </text:p>
          </table:table-cell>
          <table:table-cell table:style-name="ce5" office:value-type="string" calcext:value-type="string">
            <text:p>七堵區</text:p>
          </table:table-cell>
          <table:table-cell table:style-name="ce4" office:value-type="float" office:value="2745" calcext:value-type="float">
            <text:p><text:s/>2,745 </text:p>
          </table:table-cell>
          <table:table-cell table:style-name="ce4" office:value-type="float" office:value="2600" calcext:value-type="float">
            <text:p><text:s/>2,60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7" office:value-type="string" calcext:value-type="string">
            <text:p>宇宙之星數位科技有限公司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莊榮欽" calcext:value-type="string">
            <text:p><text:s/>莊榮欽 </text:p>
          </table:table-cell>
          <table:table-cell table:style-name="ce19" office:value-type="string" office:string-value="南榮國小「音樂教室鋼琴設備改善」" calcext:value-type="string">
            <text:p><text:s/>南榮國小「音樂教室鋼琴設備改善」 </text:p>
          </table:table-cell>
          <table:table-cell table:style-name="ce4" office:value-type="string" office:string-value="仁愛區" calcext:value-type="string">
            <text:p><text:s/>仁愛區 </text:p>
          </table:table-cell>
          <table:table-cell table:number-columns-repeated="2" table:style-name="ce29" office:value-type="float" office:value="84" calcext:value-type="float">
            <text:p>84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宜人行有限公司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藍敏煌</text:p>
          </table:table-cell>
          <table:table-cell table:style-name="ce19" office:value-type="string" office:string-value="中正區公所「建國里辦公處購置廣播設備」" calcext:value-type="string">
            <text:p><text:s/>中正區公所「建國里辦公處購置廣播設備」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92" calcext:value-type="float">
            <text:p><text:s/>92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中正區公所" calcext:value-type="string">
            <text:p><text:s/>中正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錡昇工程行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秦鉦" calcext:value-type="string">
            <text:p><text:s/>秦鉦 </text:p>
          </table:table-cell>
          <table:table-cell table:style-name="ce19" office:value-type="string" office:string-value="建徳國中「非洲鼓採購」" calcext:value-type="string">
            <text:p><text:s/>建徳國中「非洲鼓採購」 </text:p>
          </table:table-cell>
          <table:table-cell table:style-name="ce5" office:value-type="string" calcext:value-type="string">
            <text:p>七堵區</text:p>
          </table:table-cell>
          <table:table-cell table:number-columns-repeated="2" table:style-name="ce4" office:value-type="float" office:value="98" calcext:value-type="float">
            <text:p><text:s/>98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7" office:value-type="string" office:string-value="鼓友樂器行" calcext:value-type="string">
            <text:p><text:s/>鼓友樂器行 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張芳麗</text:p>
          </table:table-cell>
          <table:table-cell table:style-name="ce19" office:value-type="string" office:string-value="基隆市警察局「第一分局各組、隊、勤務中心購置碎紙機設備」" calcext:value-type="string">
            <text:p><text:s/>基隆市警察局「第一分局各組、隊、勤務中心購置碎紙機設備」 </text:p>
          </table:table-cell>
          <table:table-cell table:style-name="ce4" office:value-type="string" office:string-value="仁愛區" calcext:value-type="string">
            <text:p><text:s/>仁愛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97" calcext:value-type="float">
            <text:p><text:s/>97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基隆市警察局" calcext:value-type="string">
            <text:p><text:s/>基隆市警察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成冠企業行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藍敏煌</text:p>
          </table:table-cell>
          <table:table-cell table:style-name="ce19" office:value-type="string" office:string-value="正濱漁港新增3座港燈" calcext:value-type="string">
            <text:p><text:s/>正濱漁港新增3座港燈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98" calcext:value-type="float">
            <text:p><text:s/>98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產業發展處" calcext:value-type="string">
            <text:p><text:s/>產業發展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宸豪企業行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韓良圻</text:p>
          </table:table-cell>
          <table:table-cell table:style-name="ce19" office:value-type="string" office:string-value="暖江國小「校園水溝蓋更新工程」" calcext:value-type="string">
            <text:p><text:s/>暖江國小「校園水溝蓋更新工程」 </text:p>
          </table:table-cell>
          <table:table-cell table:style-name="ce4" office:value-type="string" office:string-value="暖暖區" calcext:value-type="string">
            <text:p><text:s/>暖暖區 </text:p>
          </table:table-cell>
          <table:table-cell table:style-name="ce27" office:value-type="float" office:value="999" calcext:value-type="float">
            <text:p>999</text:p>
          </table:table-cell>
          <table:table-cell table:style-name="ce27" office:value-type="float" office:value="833" calcext:value-type="float">
            <text:p>833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7" office:value-type="string" calcext:value-type="string">
            <text:p>四季開發營造有限公司</text:p>
          </table:table-cell>
          <table:table-cell table:number-columns-repeated="1015"/>
        </table:table-row>
        <table:table-row table:style-name="ro14">
          <table:table-cell table:style-name="ce4" office:value-type="string" calcext:value-type="string">
            <text:p>游祥耀、</text:p>
            <text:p>張錦煌、</text:p>
            <text:p>張漢土</text:p>
          </table:table-cell>
          <table:table-cell table:style-name="ce19" office:value-type="string" office:string-value="堵南國小「104年體能遊樂設施暨教學環境改善工程」" calcext:value-type="string">
            <text:p><text:s/>堵南國小「104年體能遊樂設施暨教學環境改善工程」 </text:p>
          </table:table-cell>
          <table:table-cell table:style-name="ce5" office:value-type="string" calcext:value-type="string">
            <text:p>七堵區</text:p>
          </table:table-cell>
          <table:table-cell table:style-name="ce4" office:value-type="float" office:value="2450" calcext:value-type="float">
            <text:p><text:s/>2,450 </text:p>
          </table:table-cell>
          <table:table-cell table:style-name="ce4" office:value-type="float" office:value="1805" calcext:value-type="float">
            <text:p><text:s/>1,805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7" office:value-type="string" calcext:value-type="string">
            <text:p>龍泉土木包工業</text:p>
          </table:table-cell>
          <table:table-cell table:number-columns-repeated="1015"/>
        </table:table-row>
        <table:table-row table:style-name="ro9">
          <table:table-cell table:style-name="ce4" office:value-type="string" calcext:value-type="string">
            <text:p>莊榮欽、</text:p>
            <text:p>楊秀玉</text:p>
          </table:table-cell>
          <table:table-cell table:style-name="ce19" office:value-type="string" office:string-value="信義國小「改善行政電腦設備」" calcext:value-type="string">
            <text:p><text:s/>信義國小「改善行政電腦設備」 </text:p>
          </table:table-cell>
          <table:table-cell table:style-name="ce4" office:value-type="string" office:string-value="仁愛區" calcext:value-type="string">
            <text:p><text:s/>仁愛區 </text:p>
          </table:table-cell>
          <table:table-cell table:number-columns-repeated="2" table:style-name="ce29" office:value-type="float" office:value="202" calcext:value-type="float">
            <text:p>202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7" office:value-type="string" calcext:value-type="string">
            <text:p>立一資訊科技有限公司</text:p>
          </table:table-cell>
          <table:table-cell table:number-columns-repeated="1015"/>
        </table:table-row>
        <table:table-row table:style-name="ro9">
          <table:table-cell table:style-name="ce8" office:value-type="string" calcext:value-type="string">
            <text:p>張芳麗</text:p>
          </table:table-cell>
          <table:table-cell table:style-name="ce20" office:value-type="string" office:string-value="仁愛區公所「文昌里孝三路99巷路面整修工程」" calcext:value-type="string">
            <text:p><text:s/>仁愛區公所「文昌里孝三路99巷路面整修工程」 </text:p>
          </table:table-cell>
          <table:table-cell table:style-name="ce26" office:value-type="string" office:string-value="仁愛區" calcext:value-type="string">
            <text:p><text:s/>仁愛區 </text:p>
          </table:table-cell>
          <table:table-cell table:style-name="ce26" office:value-type="float" office:value="600" calcext:value-type="float">
            <text:p><text:s/>600 </text:p>
          </table:table-cell>
          <table:table-cell table:style-name="ce26" office:value-type="float" office:value="480" calcext:value-type="float">
            <text:p><text:s/>480 </text:p>
          </table:table-cell>
          <table:table-cell table:style-name="ce26" office:value-type="string" office:string-value="零星工程" calcext:value-type="string">
            <text:p><text:s/>零星工程 </text:p>
          </table:table-cell>
          <table:table-cell table:style-name="ce26" office:value-type="string" office:string-value="仁愛區公所" calcext:value-type="string">
            <text:p><text:s/>仁愛區公所 </text:p>
          </table:table-cell>
          <table:table-cell table:style-name="ce26" office:value-type="string" office:string-value="公開招標" calcext:value-type="string">
            <text:p><text:s/>公開招標 </text:p>
          </table:table-cell>
          <table:table-cell table:style-name="ce37" office:value-type="string" calcext:value-type="string">
            <text:p>四季開發營造有限公司</text:p>
          </table:table-cell>
          <table:table-cell table:number-columns-repeated="1015"/>
        </table:table-row>
        <table:table-row table:style-name="ro15">
          <table:table-cell table:style-name="ce5" office:value-type="string" calcext:value-type="string">
            <text:p>莊錦田、</text:p>
            <text:p>陳江山、</text:p>
            <text:p>楊秀玉</text:p>
          </table:table-cell>
          <table:table-cell table:style-name="ce19" office:value-type="string" office:string-value="暖江、月眉及長興國小等校「改善教學環境設備」" calcext:value-type="string">
            <text:p><text:s/>暖江、月眉及長興國小等校「改善教學環境設備」 </text:p>
          </table:table-cell>
          <table:table-cell table:style-name="ce27" office:value-type="string" calcext:value-type="string">
            <text:p>暖暖區、信義區、七堵區</text:p>
          </table:table-cell>
          <table:table-cell table:style-name="ce31" office:value-type="float" office:value="282" calcext:value-type="float">
            <text:p>282</text:p>
          </table:table-cell>
          <table:table-cell table:style-name="ce31" office:value-type="float" office:value="248" calcext:value-type="float">
            <text:p>248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共同供應契約" calcext:value-type="string">
            <text:p><text:s/>共同供應契約 </text:p>
          </table:table-cell>
          <table:table-cell table:style-name="ce37" office:value-type="string" calcext:value-type="string">
            <text:p>皇儒貴有限公司、立一資訊科技有限公司</text:p>
          </table:table-cell>
          <table:table-cell table:style-name="ce42" table:number-columns-spanned="5" table:number-rows-spanned="1"/>
          <table:covered-table-cell table:number-columns-repeated="4" table:style-name="ce43"/>
          <table:table-cell table:number-columns-repeated="1010"/>
        </table:table-row>
        <table:table-row table:style-name="ro5">
          <table:table-cell table:style-name="ce5" office:value-type="string" calcext:value-type="string">
            <text:p>陳明建</text:p>
          </table:table-cell>
          <table:table-cell table:style-name="ce19" office:value-type="string" office:string-value="信義國小「改善校內水池生態環境工程」" calcext:value-type="string">
            <text:p><text:s/>信義國小「改善校內水池生態環境工程」 </text:p>
          </table:table-cell>
          <table:table-cell table:style-name="ce4" office:value-type="string" office:string-value="信義區" calcext:value-type="string">
            <text:p><text:s/>信義區 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97" calcext:value-type="float">
            <text:p>97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7" office:value-type="string" office:string-value="鴻賓營造有限公司" calcext:value-type="string">
            <text:p><text:s/>鴻賓營造有限公司 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藍敏煌</text:p>
          </table:table-cell>
          <table:table-cell table:style-name="ce19" office:value-type="string" office:string-value="中正區公所「八斗里辦公處購置電視機、飲水機等設備」" calcext:value-type="string">
            <text:p><text:s/>中正區公所「八斗里辦公處購置電視機、飲水機等設備」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86" calcext:value-type="float">
            <text:p><text:s/>86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中正區公所" calcext:value-type="string">
            <text:p><text:s/>中正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進成音響有限公司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藍敏煌</text:p>
          </table:table-cell>
          <table:table-cell table:style-name="ce19" office:value-type="string" office:string-value="中正區公所「砂灣里活動中心購置運動健身器材設備」" calcext:value-type="string">
            <text:p><text:s/>中正區公所「砂灣里活動中心購置運動健身器材設備」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75" calcext:value-type="float">
            <text:p><text:s/>75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中正區公所" calcext:value-type="string">
            <text:p><text:s/>中正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東陞傳播企業社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宋瑋莉</text:p>
          </table:table-cell>
          <table:table-cell table:style-name="ce19" office:value-type="string" office:string-value="中正區「信義里民活動中心購置活動用電腦燈具設備」" calcext:value-type="string">
            <text:p><text:s/>中正區「信義里民活動中心購置活動用電腦燈具設備」 </text:p>
          </table:table-cell>
          <table:table-cell table:style-name="ce4" office:value-type="string" office:string-value="中山區" calcext:value-type="string">
            <text:p><text:s/>中山區 </text:p>
          </table:table-cell>
          <table:table-cell table:style-name="ce4" office:value-type="float" office:value="90" calcext:value-type="float">
            <text:p><text:s/>90 </text:p>
          </table:table-cell>
          <table:table-cell table:style-name="ce4" office:value-type="float" office:value="88" calcext:value-type="float">
            <text:p><text:s/>88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民政處" calcext:value-type="string">
            <text:p><text:s/>民政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高登旺工程有限公司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藍敏煌</text:p>
          </table:table-cell>
          <table:table-cell table:style-name="ce19" office:value-type="string" office:string-value="中正區公所「海濱里民活動中心購置辦公桌椅櫃、電視等設備」" calcext:value-type="string">
            <text:p><text:s/>中正區公所「海濱里民活動中心購置辦公桌椅櫃、電視等設備」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99" calcext:value-type="float">
            <text:p>99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中正區公所" calcext:value-type="string">
            <text:p><text:s/>中正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明亞傢俱裝璜行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徐莉莉" calcext:value-type="string">
            <text:p><text:s/>徐莉莉 </text:p>
          </table:table-cell>
          <table:table-cell table:style-name="ce19" office:value-type="string" office:string-value="中正區公所「砂灣里活動中心扶手欄杆及鏡面等工程」" calcext:value-type="string">
            <text:p><text:s/>中正區公所「砂灣里活動中心扶手欄杆及鏡面等工程」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99" calcext:value-type="float">
            <text:p>99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中正區公所" calcext:value-type="string">
            <text:p><text:s/>中正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朝昌有限公司</text:p>
          </table:table-cell>
          <table:table-cell table:number-columns-repeated="1015"/>
        </table:table-row>
        <table:table-row table:style-name="ro9">
          <table:table-cell table:style-name="ce4" office:value-type="string" calcext:value-type="string">
            <text:p>楊石城、</text:p>
            <text:p>陳志成</text:p>
          </table:table-cell>
          <table:table-cell table:style-name="ce19" office:value-type="string" office:string-value="明徳國中「中正堂音響設備改善」" calcext:value-type="string">
            <text:p><text:s/>明徳國中「中正堂音響設備改善」 </text:p>
          </table:table-cell>
          <table:table-cell table:style-name="ce5" office:value-type="string" calcext:value-type="string">
            <text:p>七堵區</text:p>
          </table:table-cell>
          <table:table-cell table:style-name="ce4" office:value-type="float" office:value="1000" calcext:value-type="float">
            <text:p><text:s/>1,000 </text:p>
          </table:table-cell>
          <table:table-cell table:style-name="ce4" office:value-type="float" office:value="980" calcext:value-type="float">
            <text:p><text:s/>98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7" office:value-type="string" calcext:value-type="string">
            <text:p>宏逸系統科技有限公司</text:p>
          </table:table-cell>
          <table:table-cell table:number-columns-repeated="1015"/>
        </table:table-row>
        <table:table-row table:style-name="ro9">
          <table:table-cell table:style-name="ce4" office:value-type="string" office:string-value="余叁發" calcext:value-type="string">
            <text:p><text:s/>余叁發 </text:p>
          </table:table-cell>
          <table:table-cell table:style-name="ce19" office:value-type="string" office:string-value="武崙國小「改善校園光纖數據網路」" calcext:value-type="string">
            <text:p><text:s/>武崙國小「改善校園光纖數據網路」 </text:p>
          </table:table-cell>
          <table:table-cell table:style-name="ce4" office:value-type="string" office:string-value="安樂區" calcext:value-type="string">
            <text:p><text:s/>安樂區 </text:p>
          </table:table-cell>
          <table:table-cell table:number-columns-repeated="2" table:style-name="ce4" office:value-type="float" office:value="980" calcext:value-type="float">
            <text:p><text:s/>98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7" office:value-type="string" calcext:value-type="string">
            <text:p>專案保留</text:p>
          </table:table-cell>
          <table:table-cell table:number-columns-repeated="1015"/>
        </table:table-row>
        <table:table-row table:style-name="ro16">
          <table:table-cell table:style-name="ce4" office:value-type="string" office:string-value="林明智" calcext:value-type="string">
            <text:p><text:s/>林明智 </text:p>
          </table:table-cell>
          <table:table-cell table:style-name="ce19" office:value-type="string" office:string-value="市立體育場「暖暖運動公園附設足（壘）球場、溜冰場照明設備更新及整修工程」" calcext:value-type="string">
            <text:p><text:s/>市立體育場「暖暖運動公園附設足（壘）球場、溜冰場照明設備更新及整修工程」 </text:p>
          </table:table-cell>
          <table:table-cell table:style-name="ce4" office:value-type="string" office:string-value="暖暖區" calcext:value-type="string">
            <text:p><text:s/>暖暖區 </text:p>
          </table:table-cell>
          <table:table-cell table:style-name="ce4" office:value-type="float" office:value="600" calcext:value-type="float">
            <text:p><text:s/>600 </text:p>
          </table:table-cell>
          <table:table-cell table:style-name="ce4" office:value-type="float" office:value="324" calcext:value-type="float">
            <text:p><text:s/>324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7" office:value-type="string" office:string-value="鴻喜營造有限公司  " calcext:value-type="string">
            <text:p><text:s/>鴻喜營造有限公司 <text:s text:c="2"/>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呂美玲" calcext:value-type="string">
            <text:p><text:s/>呂美玲 </text:p>
          </table:table-cell>
          <table:table-cell table:style-name="ce19" office:value-type="string" office:string-value="中山區公所「多媒體宣導系統等設備」" calcext:value-type="string">
            <text:p><text:s/>中山區公所「多媒體宣導系統等設備」 </text:p>
          </table:table-cell>
          <table:table-cell table:style-name="ce4" office:value-type="string" office:string-value="中山區" calcext:value-type="string">
            <text:p><text:s/>中山區 </text:p>
          </table:table-cell>
          <table:table-cell table:style-name="ce4" office:value-type="float" office:value="998" calcext:value-type="float">
            <text:p><text:s/>998 </text:p>
          </table:table-cell>
          <table:table-cell table:style-name="ce4" office:value-type="float" office:value="940" calcext:value-type="float">
            <text:p><text:s/>94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中山區公所" calcext:value-type="string">
            <text:p><text:s/>中山區公所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7" office:value-type="string" calcext:value-type="string">
            <text:p>吉邦數位有限公司</text:p>
          </table:table-cell>
          <table:table-cell table:number-columns-repeated="1015"/>
        </table:table-row>
        <table:table-row table:style-name="ro9">
          <table:table-cell table:style-name="ce4" office:value-type="string" office:string-value="余叁發" calcext:value-type="string">
            <text:p><text:s/>余叁發 </text:p>
          </table:table-cell>
          <table:table-cell table:style-name="ce19" office:value-type="string" office:string-value="安樂區公所「壯觀里購置卡拉OK設備」" calcext:value-type="string">
            <text:p><text:s/>安樂區公所「壯觀里購置卡拉OK設備」 </text:p>
          </table:table-cell>
          <table:table-cell table:style-name="ce4" office:value-type="string" office:string-value="安樂區" calcext:value-type="string">
            <text:p><text:s/>安樂區 </text:p>
          </table:table-cell>
          <table:table-cell table:style-name="ce4" office:value-type="float" office:value="98" calcext:value-type="float">
            <text:p><text:s/>98 </text:p>
          </table:table-cell>
          <table:table-cell table:style-name="ce4" office:value-type="float" office:value="96" calcext:value-type="float">
            <text:p><text:s/>96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安樂區公所" calcext:value-type="string">
            <text:p><text:s/>安樂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俊達數位科技有限公司</text:p>
          </table:table-cell>
          <table:table-cell table:number-columns-repeated="1015"/>
        </table:table-row>
        <table:table-row table:style-name="ro9">
          <table:table-cell table:style-name="ce4" office:value-type="string" office:string-value="秦鉦" calcext:value-type="string">
            <text:p><text:s/>秦鉦 </text:p>
          </table:table-cell>
          <table:table-cell table:style-name="ce19" office:value-type="string" office:string-value="安樂區公所「壯觀里購置跑步機設備」" calcext:value-type="string">
            <text:p><text:s/>安樂區公所「壯觀里購置跑步機設備」 </text:p>
          </table:table-cell>
          <table:table-cell table:style-name="ce4" office:value-type="string" office:string-value="安樂區" calcext:value-type="string">
            <text:p><text:s/>安樂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98" calcext:value-type="float">
            <text:p><text:s/>98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安樂區公所" calcext:value-type="string">
            <text:p><text:s/>安樂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桂冠開發百貨有限公司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陳江山</text:p>
          </table:table-cell>
          <table:table-cell table:style-name="ce19" office:value-type="string" office:string-value="仁愛區「吉仁里民活動中心購置電冰箱設備」" calcext:value-type="string">
            <text:p><text:s/>仁愛區「吉仁里民活動中心購置電冰箱設備」 </text:p>
          </table:table-cell>
          <table:table-cell table:style-name="ce4" office:value-type="string" office:string-value="仁愛區" calcext:value-type="string">
            <text:p><text:s/>仁愛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83" calcext:value-type="float">
            <text:p><text:s/>83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仁愛區公所" calcext:value-type="string">
            <text:p><text:s/>仁愛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日祥科技工程行</text:p>
          </table:table-cell>
          <table:table-cell table:number-columns-repeated="1015"/>
        </table:table-row>
        <table:table-row table:style-name="ro9">
          <table:table-cell table:style-name="ce4" office:value-type="string" office:string-value="余叁發" calcext:value-type="string">
            <text:p><text:s/>余叁發 </text:p>
          </table:table-cell>
          <table:table-cell table:style-name="ce19" office:value-type="string" office:string-value="安樂高中「教學環境改善」" calcext:value-type="string">
            <text:p><text:s/>安樂高中「教學環境改善」 </text:p>
          </table:table-cell>
          <table:table-cell table:style-name="ce4" office:value-type="string" office:string-value="安樂區" calcext:value-type="string">
            <text:p><text:s/>安樂區 </text:p>
          </table:table-cell>
          <table:table-cell table:style-name="ce4" office:value-type="float" office:value="975" calcext:value-type="float">
            <text:p><text:s/>975 </text:p>
          </table:table-cell>
          <table:table-cell table:style-name="ce4" office:value-type="float" office:value="744" calcext:value-type="float">
            <text:p><text:s/>744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7" office:value-type="string" calcext:value-type="string">
            <text:p>惠春土木包工業有限公司 <text:s text:c="2"/>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張芳麗" calcext:value-type="string">
            <text:p><text:s/>張芳麗 </text:p>
          </table:table-cell>
          <table:table-cell table:style-name="ce19" office:value-type="string" office:string-value="五堵國小「班級學生置物櫃」" calcext:value-type="string">
            <text:p><text:s/>五堵國小「班級學生置物櫃」 </text:p>
          </table:table-cell>
          <table:table-cell table:style-name="ce5" office:value-type="string" calcext:value-type="string">
            <text:p>七堵區</text:p>
          </table:table-cell>
          <table:table-cell table:number-columns-repeated="2" table:style-name="ce4" office:value-type="float" office:value="600" calcext:value-type="float">
            <text:p><text:s/>60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共同供應契約" calcext:value-type="string">
            <text:p><text:s/>共同供應契約 </text:p>
          </table:table-cell>
          <table:table-cell table:style-name="ce7" office:value-type="string" office:string-value="喜美工業股份有限公司" calcext:value-type="string">
            <text:p><text:s/>喜美工業股份有限公司 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徐莉莉" calcext:value-type="string">
            <text:p><text:s/>徐莉莉 </text:p>
          </table:table-cell>
          <table:table-cell table:style-name="ce19" office:value-type="string" office:string-value="中正區公所「新豐里活動中心親子互動教室購置平衡訓練等設備」" calcext:value-type="string">
            <text:p><text:s/>中正區公所「新豐里活動中心親子互動教室購置平衡訓練等設備」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number-columns-repeated="2" table:style-name="ce29" office:value-type="float" office:value="100" calcext:value-type="float">
            <text:p>100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中正區公所" calcext:value-type="string">
            <text:p><text:s/>中正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保林資訊有限公司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游祥耀" calcext:value-type="string">
            <text:p><text:s/>游祥耀 </text:p>
          </table:table-cell>
          <table:table-cell table:style-name="ce19" office:value-type="string" office:string-value="成功國中國際視訊教學設備" calcext:value-type="string">
            <text:p><text:s/>成功國中國際視訊教學設備 </text:p>
          </table:table-cell>
          <table:table-cell table:style-name="ce4" office:value-type="string" office:string-value="信義區" calcext:value-type="string">
            <text:p><text:s/>信義區 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195" calcext:value-type="float">
            <text:p>195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7" office:value-type="string" calcext:value-type="string">
            <text:p>吉邦數位有限公司</text:p>
          </table:table-cell>
          <table:table-cell table:number-columns-repeated="1015"/>
        </table:table-row>
        <table:table-row table:style-name="ro9">
          <table:table-cell table:style-name="ce4" office:value-type="string" office:string-value="徐莉莉" calcext:value-type="string">
            <text:p><text:s/>徐莉莉 </text:p>
          </table:table-cell>
          <table:table-cell table:style-name="ce19" office:value-type="string" office:string-value="銘傳國中體育班專長訓練器材設備" calcext:value-type="string">
            <text:p><text:s/>銘傳國中體育班專長訓練器材設備 </text:p>
          </table:table-cell>
          <table:table-cell table:style-name="ce4" office:value-type="string" office:string-value="仁愛區" calcext:value-type="string">
            <text:p><text:s/>仁愛區 </text:p>
          </table:table-cell>
          <table:table-cell table:number-columns-repeated="2" table:style-name="ce4" office:value-type="float" office:value="98" calcext:value-type="float">
            <text:p><text:s/>98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立一資訊科技有限公司</text:p>
          </table:table-cell>
          <table:table-cell table:number-columns-repeated="1015"/>
        </table:table-row>
        <table:table-row table:style-name="ro17">
          <table:table-cell table:style-name="ce7" office:value-type="string" office:string-value="張芳麗、何淑萍、蔡旺璉、陳江山" calcext:value-type="string">
            <text:p><text:s/>張芳麗、何淑萍、蔡旺璉、陳江山 </text:p>
          </table:table-cell>
          <table:table-cell table:style-name="ce19" office:value-type="string" office:string-value="百福國中「104年操場跑道改善工程」" calcext:value-type="string">
            <text:p><text:s/>百福國中「104年操場跑道改善工程」 </text:p>
          </table:table-cell>
          <table:table-cell table:style-name="ce5" office:value-type="string" calcext:value-type="string">
            <text:p>七堵區</text:p>
          </table:table-cell>
          <table:table-cell table:number-columns-repeated="2" table:style-name="ce4" office:value-type="float" office:value="6200" calcext:value-type="float">
            <text:p><text:s/>6,20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7" office:value-type="string" calcext:value-type="string">
            <text:p>專案保留</text:p>
          </table:table-cell>
          <table:table-cell table:style-name="ce42" table:number-columns-spanned="4" table:number-rows-spanned="1"/>
          <table:covered-table-cell table:number-columns-repeated="3"/>
          <table:table-cell table:number-columns-repeated="1011"/>
        </table:table-row>
        <table:table-row table:style-name="ro9">
          <table:table-cell table:style-name="ce4" office:value-type="string" office:string-value="林明智" calcext:value-type="string">
            <text:p><text:s/>林明智 </text:p>
          </table:table-cell>
          <table:table-cell table:style-name="ce19" office:value-type="string" office:string-value="市立體育場「暖暖運動公園購置手提式無線擴音機」" calcext:value-type="string">
            <text:p><text:s/>市立體育場「暖暖運動公園購置手提式無線擴音機」 </text:p>
          </table:table-cell>
          <table:table-cell table:style-name="ce4" office:value-type="string" office:string-value="暖暖區" calcext:value-type="string">
            <text:p><text:s/>暖暖區 </text:p>
          </table:table-cell>
          <table:table-cell table:number-columns-repeated="2" table:style-name="ce4" office:value-type="float" office:value="29" calcext:value-type="float">
            <text:p><text:s/>29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7" office:value-type="string" office:string-value="進成音響有限公司" calcext:value-type="string">
            <text:p><text:s/>進成音響有限公司 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藍敏煌</text:p>
          </table:table-cell>
          <table:table-cell table:style-name="ce19" office:value-type="string" office:string-value="中正區公所「正濱里活動中心購置辦公桌椅設備」" calcext:value-type="string">
            <text:p><text:s/>中正區公所「正濱里活動中心購置辦公桌椅設備」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4" office:value-type="float" office:value="99" calcext:value-type="float">
            <text:p><text:s/>99 </text:p>
          </table:table-cell>
          <table:table-cell table:style-name="ce4" office:value-type="float" office:value="98" calcext:value-type="float">
            <text:p><text:s/>98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中正區公所" calcext:value-type="string">
            <text:p><text:s/>中正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明亞傢俱裝璜行</text:p>
          </table:table-cell>
          <table:table-cell table:number-columns-repeated="1015"/>
        </table:table-row>
        <table:table-row table:style-name="ro9">
          <table:table-cell table:style-name="ce4" office:value-type="string" office:string-value="余叁發" calcext:value-type="string">
            <text:p><text:s/>余叁發 </text:p>
          </table:table-cell>
          <table:table-cell table:style-name="ce19" office:value-type="string" office:string-value="安樂區公所「五福里購置擴音及視聽設備」" calcext:value-type="string">
            <text:p><text:s/>安樂區公所「五福里購置擴音及視聽設備」 </text:p>
          </table:table-cell>
          <table:table-cell table:style-name="ce4" office:value-type="string" office:string-value="安樂區" calcext:value-type="string">
            <text:p><text:s/>安樂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98" calcext:value-type="float">
            <text:p><text:s/>98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安樂區公所" calcext:value-type="string">
            <text:p><text:s/>安樂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駿棋網通科技有限公司</text:p>
          </table:table-cell>
          <table:table-cell table:number-columns-repeated="1015"/>
        </table:table-row>
        <table:table-row table:style-name="ro9">
          <table:table-cell table:style-name="ce4" office:value-type="string" office:string-value="余叁發" calcext:value-type="string">
            <text:p><text:s/>余叁發 </text:p>
          </table:table-cell>
          <table:table-cell table:style-name="ce19" office:value-type="string" office:string-value="安樂區公所「武崙里購置投影機及電動布幕設備」" calcext:value-type="string">
            <text:p><text:s/>安樂區公所「武崙里購置投影機及電動布幕設備」 </text:p>
          </table:table-cell>
          <table:table-cell table:style-name="ce4" office:value-type="string" office:string-value="安樂區" calcext:value-type="string">
            <text:p><text:s/>安樂區 </text:p>
          </table:table-cell>
          <table:table-cell table:style-name="ce4" office:value-type="float" office:value="98" calcext:value-type="float">
            <text:p><text:s/>98 </text:p>
          </table:table-cell>
          <table:table-cell table:style-name="ce4" office:value-type="float" office:value="97" calcext:value-type="float">
            <text:p><text:s/>97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安樂區公所" calcext:value-type="string">
            <text:p><text:s/>安樂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俊達數位科技有限公司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藍敏煌</text:p>
          </table:table-cell>
          <table:table-cell table:style-name="ce19" office:value-type="string" office:string-value="中正區公所「砂子里活動中心購置運動健身器材設備」" calcext:value-type="string">
            <text:p><text:s/>中正區公所「砂子里活動中心購置運動健身器材設備」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98" calcext:value-type="float">
            <text:p><text:s/>98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中正區公所" calcext:value-type="string">
            <text:p><text:s/>中正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飛躍國際傳播有限公司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張耿輝</text:p>
          </table:table-cell>
          <table:table-cell table:style-name="ce19" office:value-type="string" office:string-value="明徳國中「校園教學環境設備」" calcext:value-type="string">
            <text:p><text:s/>明徳國中「校園教學環境設備」 </text:p>
          </table:table-cell>
          <table:table-cell table:style-name="ce5" office:value-type="string" calcext:value-type="string">
            <text:p>七堵區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89" calcext:value-type="float">
            <text:p><text:s/>89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甫丞企業有限公司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張耿輝</text:p>
          </table:table-cell>
          <table:table-cell table:style-name="ce19" office:value-type="string" office:string-value="明徳國中「增購飲水機設備」" calcext:value-type="string">
            <text:p><text:s/>明徳國中「增購飲水機設備」 </text:p>
          </table:table-cell>
          <table:table-cell table:style-name="ce5" office:value-type="string" calcext:value-type="string">
            <text:p>七堵區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90" calcext:value-type="float">
            <text:p><text:s/>9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賀眾企業股份有限公司</text:p>
          </table:table-cell>
          <table:table-cell table:number-columns-repeated="1015"/>
        </table:table-row>
        <table:table-row table:style-name="ro9">
          <table:table-cell table:style-name="ce4" office:value-type="string" calcext:value-type="string">
            <text:p>莊錦田、</text:p>
            <text:p>徐莉莉</text:p>
          </table:table-cell>
          <table:table-cell table:style-name="ce19" office:value-type="string" office:string-value="武崙國小「104年度活動中心整修工程」" calcext:value-type="string">
            <text:p><text:s/>武崙國小「104年度活動中心整修工程」 </text:p>
          </table:table-cell>
          <table:table-cell table:style-name="ce4" office:value-type="string" office:string-value="安樂區" calcext:value-type="string">
            <text:p><text:s/>安樂區 </text:p>
          </table:table-cell>
          <table:table-cell table:number-columns-repeated="2" table:style-name="ce4" office:value-type="float" office:value="4980" calcext:value-type="float">
            <text:p><text:s/>4,98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7" office:value-type="string" calcext:value-type="string">
            <text:p>專案保留</text:p>
          </table:table-cell>
          <table:table-cell table:number-columns-repeated="1015"/>
        </table:table-row>
        <table:table-row table:style-name="ro9">
          <table:table-cell table:style-name="ce4" office:value-type="string" office:string-value="楊秀玉" calcext:value-type="string">
            <text:p><text:s/>楊秀玉 </text:p>
          </table:table-cell>
          <table:table-cell table:style-name="ce19" office:value-type="string" office:string-value="銘傳國中改善體育班學生運動傷害購置緊急救護設備" calcext:value-type="string">
            <text:p><text:s/>銘傳國中改善體育班學生運動傷害購置緊急救護設備 </text:p>
          </table:table-cell>
          <table:table-cell table:style-name="ce4" office:value-type="string" office:string-value="仁愛區" calcext:value-type="string">
            <text:p><text:s/>仁愛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91" calcext:value-type="float">
            <text:p><text:s/>91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立一資訊科技有限公司</text:p>
          </table:table-cell>
          <table:table-cell table:number-columns-repeated="1015"/>
        </table:table-row>
        <table:table-row table:style-name="ro8">
          <table:table-cell table:style-name="ce4" office:value-type="string" office:string-value="連恩典" calcext:value-type="string">
            <text:p><text:s/>連恩典 </text:p>
          </table:table-cell>
          <table:table-cell table:style-name="ce19" office:value-type="string" office:string-value="碇內國小「防焰遮光布窗簾」" calcext:value-type="string">
            <text:p><text:s/>碇內國小「防焰遮光布窗簾」 </text:p>
          </table:table-cell>
          <table:table-cell table:style-name="ce4" office:value-type="string" office:string-value="暖暖區" calcext:value-type="string">
            <text:p><text:s/>暖暖區 </text:p>
          </table:table-cell>
          <table:table-cell table:style-name="ce30" office:value-type="float" office:value="88" calcext:value-type="float">
            <text:p><text:s/>88 </text:p>
          </table:table-cell>
          <table:table-cell table:style-name="ce29" office:value-type="float" office:value="88" calcext:value-type="float">
            <text:p>88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綵簾室內裝潢工作室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張錦煌</text:p>
          </table:table-cell>
          <table:table-cell table:style-name="ce19" office:value-type="string" office:string-value="八斗國小「104年司令台改善工程」" calcext:value-type="string">
            <text:p><text:s/>八斗國小「104年司令台改善工程」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number-columns-repeated="2" table:style-name="ce4" office:value-type="float" office:value="2166" calcext:value-type="float">
            <text:p><text:s/>2,166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37" office:value-type="string" calcext:value-type="string">
            <text:p>專案保留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施世明</text:p>
          </table:table-cell>
          <table:table-cell table:style-name="ce19" office:value-type="string" office:string-value="八斗國小「104年改善社團設備採購」" calcext:value-type="string">
            <text:p><text:s/>八斗國小「104年改善社團設備採購」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number-columns-repeated="2" table:style-name="ce4" office:value-type="float" office:value="90" calcext:value-type="float">
            <text:p><text:s/>9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高登旺工程有限公司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陳江山</text:p>
          </table:table-cell>
          <table:table-cell table:style-name="ce19" office:value-type="string" office:string-value="中正公園228紀念碑旁觀景亭整修工程" calcext:value-type="string">
            <text:p><text:s/>中正公園228紀念碑旁觀景亭整修工程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98" calcext:value-type="float">
            <text:p><text:s/>98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民政處" calcext:value-type="string">
            <text:p><text:s/>民政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信宏工程行</text:p>
          </table:table-cell>
          <table:table-cell table:number-columns-repeated="1015"/>
        </table:table-row>
        <table:table-row table:style-name="ro9">
          <table:table-cell table:style-name="ce4" office:value-type="string" office:string-value="楊秀玉" calcext:value-type="string">
            <text:p><text:s/>楊秀玉 </text:p>
          </table:table-cell>
          <table:table-cell table:style-name="ce19" office:value-type="string" office:string-value="五堵國小「校園樹木修剪工程」" calcext:value-type="string">
            <text:p><text:s/>五堵國小「校園樹木修剪工程」 </text:p>
          </table:table-cell>
          <table:table-cell table:style-name="ce5" office:value-type="string" calcext:value-type="string">
            <text:p>七堵區</text:p>
          </table:table-cell>
          <table:table-cell table:style-name="ce4" office:value-type="float" office:value="80" calcext:value-type="float">
            <text:p><text:s/>80 </text:p>
          </table:table-cell>
          <table:table-cell table:style-name="ce4" office:value-type="float" office:value="79" calcext:value-type="float">
            <text:p><text:s/>79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7" office:value-type="string" calcext:value-type="string">
            <text:p>啟展工程有限公司</text:p>
          </table:table-cell>
          <table:table-cell table:number-columns-repeated="1015"/>
        </table:table-row>
        <table:table-row table:style-name="ro5">
          <table:table-cell table:style-name="ce4" office:value-type="string" office:string-value="蘇仁和" calcext:value-type="string">
            <text:p><text:s/>蘇仁和 </text:p>
          </table:table-cell>
          <table:table-cell table:style-name="ce19" office:value-type="string" office:string-value="明德國中「會議室空調設備及體育教學設備」" calcext:value-type="string">
            <text:p><text:s/>明德國中「會議室空調設備及體育教學設備」 </text:p>
          </table:table-cell>
          <table:table-cell table:style-name="ce5" office:value-type="string" calcext:value-type="string">
            <text:p>七堵區</text:p>
          </table:table-cell>
          <table:table-cell table:number-columns-repeated="2" table:style-name="ce29" office:value-type="float" office:value="90" calcext:value-type="float">
            <text:p>90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39" office:value-type="string" calcext:value-type="string">
            <text:p>甫丞企業有限公司、吉勵電器行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宋瑋莉</text:p>
          </table:table-cell>
          <table:table-cell table:style-name="ce19" office:value-type="string" office:string-value="和平國小「廣播設備採購」" calcext:value-type="string">
            <text:p><text:s/>和平國小「廣播設備採購」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number-columns-repeated="2" table:style-name="ce4" office:value-type="float" office:value="90" calcext:value-type="float">
            <text:p><text:s/>9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7" office:value-type="string" office:string-value="永晴股份有限公司" calcext:value-type="string">
            <text:p><text:s/>永晴股份有限公司 </text:p>
          </table:table-cell>
          <table:table-cell table:number-columns-repeated="1015"/>
        </table:table-row>
        <table:table-row table:style-name="ro9">
          <table:table-cell table:style-name="ce4" office:value-type="string" office:string-value="秦鉦" calcext:value-type="string">
            <text:p><text:s/>秦鉦 </text:p>
          </table:table-cell>
          <table:table-cell table:style-name="ce19" office:value-type="string" office:string-value="武崙國中「改善及充實教學環境設備」" calcext:value-type="string">
            <text:p><text:s/>武崙國中「改善及充實教學環境設備」 </text:p>
          </table:table-cell>
          <table:table-cell table:style-name="ce4" office:value-type="string" office:string-value="安樂區" calcext:value-type="string">
            <text:p><text:s/>安樂區 </text:p>
          </table:table-cell>
          <table:table-cell table:number-columns-repeated="2" table:style-name="ce4" office:value-type="float" office:value="99" calcext:value-type="float">
            <text:p><text:s/>99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7" office:value-type="string" office:string-value="鴻豐國際有限公司" calcext:value-type="string">
            <text:p><text:s/>鴻豐國際有限公司 </text:p>
          </table:table-cell>
          <table:table-cell table:number-columns-repeated="1015"/>
        </table:table-row>
        <table:table-row table:style-name="ro16">
          <table:table-cell table:style-name="ce4" office:value-type="string" office:string-value="蔡旺璉" calcext:value-type="string">
            <text:p><text:s/>蔡旺璉 </text:p>
          </table:table-cell>
          <table:table-cell table:style-name="ce19" office:value-type="string" office:string-value="武崙國中「充實圖書館冷氣等設備」" calcext:value-type="string">
            <text:p><text:s/>武崙國中「充實圖書館冷氣等設備」 </text:p>
          </table:table-cell>
          <table:table-cell table:style-name="ce4" office:value-type="string" office:string-value="安樂區" calcext:value-type="string">
            <text:p><text:s/>安樂區 </text:p>
          </table:table-cell>
          <table:table-cell table:style-name="ce4" office:value-type="float" office:value="350" calcext:value-type="float">
            <text:p><text:s/>350 </text:p>
          </table:table-cell>
          <table:table-cell table:style-name="ce4" office:value-type="float" office:value="275" calcext:value-type="float">
            <text:p><text:s/>275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教育處" calcext:value-type="string">
            <text:p><text:s/>教育處 </text:p>
          </table:table-cell>
          <table:table-cell table:style-name="ce4" office:value-type="string" office:string-value="公開招標" calcext:value-type="string">
            <text:p><text:s/>公開招標 </text:p>
          </table:table-cell>
          <table:table-cell table:style-name="ce7" office:value-type="string" office:string-value="四維企業社、竑偉企業有限公司、山崎工程行" calcext:value-type="string">
            <text:p><text:s/>四維企業社、竑偉企業有限公司、山崎工程行 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俞叁發</text:p>
          </table:table-cell>
          <table:table-cell table:style-name="ce19" office:value-type="string" office:string-value="安樂區公所「興寮里購置烤箱、攪拌機、冷氣機等設備」" calcext:value-type="string">
            <text:p><text:s/>安樂區公所「興寮里購置烤箱、攪拌機、冷氣機等設備」 </text:p>
          </table:table-cell>
          <table:table-cell table:style-name="ce4" office:value-type="string" office:string-value="安樂區" calcext:value-type="string">
            <text:p><text:s/>安樂區 </text:p>
          </table:table-cell>
          <table:table-cell table:style-name="ce4" office:value-type="float" office:value="95" calcext:value-type="float">
            <text:p><text:s/>95 </text:p>
          </table:table-cell>
          <table:table-cell table:style-name="ce4" office:value-type="float" office:value="81" calcext:value-type="float">
            <text:p><text:s/>81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安樂區公所" calcext:value-type="string">
            <text:p><text:s/>安樂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7" office:value-type="string" office:string-value="俊達數位科技有限公司" calcext:value-type="string">
            <text:p><text:s/>俊達數位科技有限公司 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俞叁發</text:p>
          </table:table-cell>
          <table:table-cell table:style-name="ce19" office:value-type="string" office:string-value="安樂區公所「壯觀里購置液晶投影機等設備」" calcext:value-type="string">
            <text:p><text:s/>安樂區公所「壯觀里購置液晶投影機等設備」 </text:p>
          </table:table-cell>
          <table:table-cell table:style-name="ce4" office:value-type="string" office:string-value="安樂區" calcext:value-type="string">
            <text:p><text:s/>安樂區 </text:p>
          </table:table-cell>
          <table:table-cell table:style-name="ce4" office:value-type="float" office:value="90" calcext:value-type="float">
            <text:p><text:s/>90 </text:p>
          </table:table-cell>
          <table:table-cell table:style-name="ce4" office:value-type="float" office:value="80" calcext:value-type="float">
            <text:p><text:s/>80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安樂區公所" calcext:value-type="string">
            <text:p><text:s/>安樂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7" office:value-type="string" office:string-value="駿棋網通科技有限公司" calcext:value-type="string">
            <text:p><text:s/>駿棋網通科技有限公司 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俞叁發</text:p>
          </table:table-cell>
          <table:table-cell table:style-name="ce19" office:value-type="string" office:string-value="安樂區公所「壯觀里購置音響喇叭設備」" calcext:value-type="string">
            <text:p><text:s/>安樂區公所「壯觀里購置音響喇叭設備」 </text:p>
          </table:table-cell>
          <table:table-cell table:style-name="ce4" office:value-type="string" office:string-value="安樂區" calcext:value-type="string">
            <text:p><text:s/>安樂區 </text:p>
          </table:table-cell>
          <table:table-cell table:style-name="ce4" office:value-type="float" office:value="96" calcext:value-type="float">
            <text:p><text:s/>96 </text:p>
          </table:table-cell>
          <table:table-cell table:style-name="ce4" office:value-type="float" office:value="84" calcext:value-type="float">
            <text:p><text:s/>84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安樂區公所" calcext:value-type="string">
            <text:p><text:s/>安樂區公所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7" office:value-type="string" office:string-value="俊達數位科技有限公司" calcext:value-type="string">
            <text:p><text:s/>俊達數位科技有限公司 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詹春陽</text:p>
          </table:table-cell>
          <table:table-cell table:style-name="ce19" office:value-type="string" office:string-value="中船路90巷28號旁環境整理及栽植美化等工程" calcext:value-type="string">
            <text:p><text:s/>中船路90巷28號旁環境整理及栽植美化等工程 </text:p>
          </table:table-cell>
          <table:table-cell table:style-name="ce4" office:value-type="string" office:string-value="中正區" calcext:value-type="string">
            <text:p><text:s/>中正區 </text:p>
          </table:table-cell>
          <table:table-cell table:style-name="ce4" office:value-type="float" office:value="100" calcext:value-type="float">
            <text:p><text:s/>100 </text:p>
          </table:table-cell>
          <table:table-cell table:style-name="ce4" office:value-type="float" office:value="99" calcext:value-type="float">
            <text:p><text:s/>99 </text:p>
          </table:table-cell>
          <table:table-cell table:style-name="ce4" office:value-type="string" office:string-value="零星工程" calcext:value-type="string">
            <text:p><text:s/>零星工程 </text:p>
          </table:table-cell>
          <table:table-cell table:style-name="ce4" office:value-type="string" office:string-value="民政處" calcext:value-type="string">
            <text:p><text:s/>民政處 </text:p>
          </table:table-cell>
          <table:table-cell table:style-name="ce4" office:value-type="string" office:string-value="小額採購" calcext:value-type="string">
            <text:p><text:s/>小額採購 </text:p>
          </table:table-cell>
          <table:table-cell table:style-name="ce7" office:value-type="string" office:string-value="日祥科技工程行" calcext:value-type="string">
            <text:p><text:s/>日祥科技工程行 </text:p>
          </table:table-cell>
          <table:table-cell table:number-columns-repeated="1015"/>
        </table:table-row>
        <table:table-row table:style-name="ro18">
          <table:table-cell table:style-name="ce9" office:value-type="string" calcext:value-type="string" table:number-columns-spanned="3" table:number-rows-spanned="1">
            <text:p>合 <text:s text:c="9"/>計</text:p>
          </table:table-cell>
          <table:covered-table-cell table:number-columns-repeated="2" table:style-name="ce9"/>
          <table:table-cell table:style-name="ce4" table:formula="of:=SUM([.D6:.D102])" office:value-type="float" office:value="46258" calcext:value-type="float">
            <text:p><text:s/>46,258 </text:p>
          </table:table-cell>
          <table:table-cell table:style-name="ce4" table:formula="of:=SUM([.E6:.E102])" office:value-type="float" office:value="42133" calcext:value-type="float">
            <text:p><text:s/>42,133 </text:p>
          </table:table-cell>
          <table:table-cell table:style-name="ce33" table:number-columns-repeated="2"/>
          <table:table-cell table:style-name="ce4"/>
          <table:table-cell table:style-name="ce40"/>
          <table:table-cell table:style-name="ce41" table:number-columns-repeated="1015"/>
        </table:table-row>
        <table:table-row table:style-name="ro19">
          <table:table-cell table:style-name="ce10" office:value-type="string" calcext:value-type="string" table:number-columns-spanned="7" table:number-rows-spanned="1">
            <text:p>註：1.本表主辦機關為行政院主計處。</text:p>
          </table:table-cell>
          <table:covered-table-cell table:number-columns-repeated="6" table:style-name="ce21"/>
          <table:table-cell table:style-name="ce35"/>
          <table:table-cell table:style-name="ce41" table:number-columns-repeated="1016"/>
        </table:table-row>
        <table:table-row table:style-name="ro19">
          <table:table-cell table:style-name="ce11" office:value-type="string" calcext:value-type="string" table:number-columns-spanned="4" table:number-rows-spanned="1">
            <text:p>　　2.本表第二次查填及送達期限為104年1月20日前。</text:p>
          </table:table-cell>
          <table:covered-table-cell table:number-columns-repeated="3" table:style-name="ce22"/>
          <table:table-cell table:style-name="ce32" table:number-columns-repeated="3"/>
          <table:table-cell table:style-name="ce35"/>
          <table:table-cell table:style-name="ce41" table:number-columns-repeated="1016"/>
        </table:table-row>
        <table:table-row table:style-name="ro19">
          <table:table-cell table:style-name="ce12" office:value-type="string" calcext:value-type="string" table:number-columns-spanned="9" table:number-rows-spanned="2">
            <text:p>備註：1、第二季請於7月13日前送達，第四季請於105年1月20日前送達。本府各單位請送主計處會審科，機關學校請送主計處歲計科。</text:p>
          </table:table-cell>
          <table:covered-table-cell table:number-columns-repeated="8" table:style-name="ce13"/>
          <table:table-cell table:number-columns-repeated="1015"/>
        </table:table-row>
        <table:table-row table:style-name="ro20">
          <table:covered-table-cell table:number-columns-repeated="9" table:style-name="ce13"/>
          <table:table-cell table:number-columns-repeated="1015"/>
        </table:table-row>
        <table:table-row table:style-name="ro21">
          <table:table-cell table:style-name="ce14" office:value-type="string" calcext:value-type="string">
            <text:p>承辦單位：</text:p>
          </table:table-cell>
          <table:table-cell table:style-name="ce23"/>
          <table:table-cell table:style-name="ce28" office:value-type="string" calcext:value-type="string">
            <text:p>主辦會計：</text:p>
          </table:table-cell>
          <table:table-cell table:style-name="ce23" table:number-columns-repeated="2"/>
          <table:table-cell table:style-name="ce28" office:value-type="string" calcext:value-type="string">
            <text:p>機關長官：</text:p>
          </table:table-cell>
          <table:table-cell table:style-name="ce23" table:number-columns-repeated="1018"/>
        </table:table-row>
        <table:table-row table:style-name="ro20" table:number-rows-repeated="1048467">
          <table:table-cell table:number-columns-repeated="1024"/>
        </table:table-row>
        <table:table-row table:style-name="ro20">
          <table:table-cell table:number-columns-repeated="1024"/>
        </table:table-row>
        <table:named-expressions>
          <table:named-range table:name="Excel_BuiltIn_Print_Area" table:base-cell-address="$'104.12'.$A$1" table:cell-range-address="$'104.12'.$A$1:.$I$108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3" loext:min-decimal-places="3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3" loext:min-decimal-places="3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2" loext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number number:decimal-places="4" loext:min-decimal-places="4" number:min-integer-digits="1" number:grouping="true"/>
      <number:text> </number:text>
    </number:number-style>
    <number:number-style style:name="N159">
      <style:text-properties fo:color="#ff0000"/>
      <number:text>(</number:text>
      <number:number number:decimal-places="4" loext:min-decimal-places="4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text>True</number:text>
    </number:number-style>
    <number:number-style style:name="N161P1" style:volatile="true">
      <number:text>True</number:text>
    </number:number-style>
    <number:number-style style:name="N161">
      <number:text>False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0" loext:min-decimal-places="0" number:min-integer-digits="1"/>
      <number:text> </number:text>
    </number:number-style>
    <number:number-style style:name="N163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63P0"/>
    </number:number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64P0"/>
    </number:number-style>
    <number:number-style style:name="N16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66">
      <number:month/>
      <number:text>月</number:text>
      <number:day/>
      <number:text>日</number:text>
    </number:date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0" loext:min-decimal-places="0" number:min-integer-digits="1" number:grouping="true"/>
      <number:text> </number:text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5考核表-1" style:display-name="一般_95考核表-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89mm" fo:margin-bottom="9.65mm" fo:margin-left="14.22mm" fo:margin-right="9.91mm" style:first-page-number="continue" style:scale-to="100%" style:writing-mode="lr-tb"/>
      <style:header-style>
        <style:header-footer-properties fo:min-height="7.5mm" fo:margin-left="4.78mm" fo:margin-right="9.08mm" fo:margin-bottom="0mm"/>
      </style:header-style>
      <style:footer-style>
        <style:header-footer-properties fo:min-height="7.5mm" fo:margin-left="4.78mm" fo:margin-right="9.0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104.12" style:display-name="PageStyle_104.1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基隆市政府104年度(7至12月)對議員所提地方建設建議事項處理明細表</dc:title>
    <dc:subject>基隆市政府104年度(7至12月)對議員所提地方建設建議事項處理明細表</dc:subject>
    <meta:keyword>基隆市政府對議員所提地方建設建議事項處理明細表</meta:keyword>
    <dc:description>   </dc:description>
    <meta:initial-creator>基隆市政府</meta:initial-creator>
    <meta:creation-date>1997-01-14T09:50:29</meta:creation-date>
    <dc:creator>C220649455</dc:creator>
    <dc:date>2017-01-19T13:53:00</dc:date>
    <meta:print-date>2016-01-18T10:38:17</meta:print-date>
    <meta:document-statistic meta:table-count="1" meta:cell-count="897" meta:object-count="0"/>
    <meta:generator>LibreOffice/5.2.5.1$Windows_x86 LibreOffice_project/0312e1a284a7d50ca85a365c316c7abbf20a4d22</meta:generator>
  </office:meta>
</office:document-meta>
</file>